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paragraph-properties fo:text-align="start" style:justify-single-word="false"/>
      <style:text-properties fo:language="nb" fo:country="NO" officeooo:rsid="0026eeb2" officeooo:paragraph-rsid="00561269"/>
    </style:style>
    <style:style style:name="P3" style:family="paragraph" style:parent-style-name="Brodtekst">
      <style:text-properties fo:language="nb" fo:country="NO" officeooo:rsid="00561269" officeooo:paragraph-rsid="00561269"/>
    </style:style>
    <style:style style:name="P4" style:family="paragraph" style:parent-style-name="Brodtekst">
      <style:text-properties fo:language="nb" fo:country="NO" officeooo:rsid="00561269" officeooo:paragraph-rsid="005a6d2f"/>
    </style:style>
    <style:style style:name="P5" style:family="paragraph" style:parent-style-name="Brodtekst">
      <style:text-properties fo:language="nb" fo:country="NO" officeooo:rsid="00561269" officeooo:paragraph-rsid="005cd237"/>
    </style:style>
    <style:style style:name="P6" style:family="paragraph" style:parent-style-name="Brodtekst">
      <style:text-properties fo:language="nb" fo:country="NO" fo:font-style="normal" officeooo:rsid="0079c29f" officeooo:paragraph-rsid="007b5414" style:language-asian="zh" style:country-asian="CN" style:font-style-asian="normal" style:language-complex="hi" style:country-complex="IN" style:font-style-complex="normal"/>
    </style:style>
    <style:style style:name="P7" style:family="paragraph" style:parent-style-name="Brodtekst">
      <style:text-properties fo:language="nb" fo:country="NO" fo:font-style="normal" officeooo:rsid="007440a1" officeooo:paragraph-rsid="007440a1" style:language-asian="zh" style:country-asian="CN" style:font-style-asian="normal" style:language-complex="hi" style:country-complex="IN" style:font-style-complex="normal"/>
    </style:style>
    <style:style style:name="P8" style:family="paragraph" style:parent-style-name="Brodtekst">
      <style:text-properties fo:language="nb" fo:country="NO" fo:font-style="normal" officeooo:rsid="00589813" officeooo:paragraph-rsid="0070f14e" style:font-style-asian="normal" style:font-style-complex="normal"/>
    </style:style>
    <style:style style:name="P9" style:family="paragraph" style:parent-style-name="Brodtekst">
      <style:text-properties fo:language="nb" fo:country="NO" officeooo:rsid="0068a088" officeooo:paragraph-rsid="006f2325" style:language-asian="zh" style:country-asian="CN" style:language-complex="hi" style:country-complex="IN"/>
    </style:style>
    <style:style style:name="P10" style:family="paragraph" style:parent-style-name="Brodtekst">
      <style:text-properties fo:language="nb" fo:country="NO" officeooo:rsid="0068a088" officeooo:paragraph-rsid="0068c108" style:language-asian="zh" style:country-asian="CN" style:language-complex="hi" style:country-complex="IN"/>
    </style:style>
    <style:style style:name="P11" style:family="paragraph" style:parent-style-name="Brodtekst">
      <style:text-properties fo:language="nb" fo:country="NO" officeooo:rsid="00667c60" officeooo:paragraph-rsid="00667c60" style:language-asian="zh" style:country-asian="CN" style:language-complex="hi" style:country-complex="IN"/>
    </style:style>
    <style:style style:name="P12" style:family="paragraph" style:parent-style-name="Brodtekst">
      <style:text-properties fo:language="nb" fo:country="NO" officeooo:rsid="005ab6f7" officeooo:paragraph-rsid="005a6d2f" style:language-asian="zh" style:country-asian="CN" style:language-complex="hi" style:country-complex="IN"/>
    </style:style>
    <style:style style:name="P13" style:family="paragraph" style:parent-style-name="Brodtekst">
      <style:text-properties fo:language="nb" fo:country="NO" officeooo:rsid="0061e39d" officeooo:paragraph-rsid="0061e39d"/>
    </style:style>
    <style:style style:name="P14" style:family="paragraph" style:parent-style-name="Brodtekst">
      <style:text-properties officeooo:paragraph-rsid="0050e47e"/>
    </style:style>
    <style:style style:name="P15" style:family="paragraph" style:parent-style-name="Brodtekst">
      <style:text-properties officeooo:rsid="005f237c" officeooo:paragraph-rsid="0061e39d"/>
    </style:style>
    <style:style style:name="P16" style:family="paragraph" style:parent-style-name="Brodtekst">
      <style:text-properties officeooo:paragraph-rsid="00638349"/>
    </style:style>
    <style:style style:name="P17" style:family="paragraph" style:parent-style-name="Brodtekst">
      <style:text-properties officeooo:rsid="00638349" officeooo:paragraph-rsid="00638349"/>
    </style:style>
    <style:style style:name="P18" style:family="paragraph" style:parent-style-name="Brodtekst">
      <style:text-properties officeooo:paragraph-rsid="0065289c"/>
    </style:style>
    <style:style style:name="P19" style:family="paragraph" style:parent-style-name="Brodtekst">
      <style:text-properties officeooo:paragraph-rsid="00660042"/>
    </style:style>
    <style:style style:name="P20" style:family="paragraph" style:parent-style-name="Brodtekst">
      <style:text-properties officeooo:paragraph-rsid="006b2345"/>
    </style:style>
    <style:style style:name="P21" style:family="paragraph" style:parent-style-name="Brodtekst">
      <style:text-properties officeooo:paragraph-rsid="006db4a2"/>
    </style:style>
    <style:style style:name="P22" style:family="paragraph" style:parent-style-name="Brodtekst">
      <style:text-properties officeooo:paragraph-rsid="006f2325"/>
    </style:style>
    <style:style style:name="P23" style:family="paragraph" style:parent-style-name="Brodtekst">
      <style:text-properties officeooo:rsid="0077612a" officeooo:paragraph-rsid="007efe8d"/>
    </style:style>
    <style:style style:name="P24" style:family="paragraph" style:parent-style-name="Brodtekst">
      <style:text-properties officeooo:paragraph-rsid="007d1759"/>
    </style:style>
    <style:style style:name="P25" style:family="paragraph" style:parent-style-name="Brodtekst">
      <style:text-properties officeooo:rsid="007de181" officeooo:paragraph-rsid="007de181"/>
    </style:style>
    <style:style style:name="P26" style:family="paragraph" style:parent-style-name="Brodtekst">
      <style:text-properties officeooo:paragraph-rsid="007efe8d"/>
    </style:style>
    <style:style style:name="P27" style:family="paragraph" style:parent-style-name="Brodtekst">
      <style:text-properties officeooo:paragraph-rsid="007f7887"/>
    </style:style>
    <style:style style:name="P28" style:family="paragraph" style:parent-style-name="Brodtekst">
      <style:text-properties officeooo:paragraph-rsid="00845a4e"/>
    </style:style>
    <style:style style:name="P29" style:family="paragraph" style:parent-style-name="Brodtekst">
      <style:text-properties officeooo:paragraph-rsid="008c70da"/>
    </style:style>
    <style:style style:name="P30" style:family="paragraph" style:parent-style-name="Brodtekst">
      <style:text-properties officeooo:rsid="008dddd4" officeooo:paragraph-rsid="008dddd4"/>
    </style:style>
    <style:style style:name="P31" style:family="paragraph" style:parent-style-name="Brodtekst">
      <style:text-properties officeooo:paragraph-rsid="008f5155"/>
    </style:style>
    <style:style style:name="P32" style:family="paragraph" style:parent-style-name="Brodtekst">
      <style:paragraph-properties fo:text-align="start" style:justify-single-word="false"/>
      <style:text-properties officeooo:paragraph-rsid="00914347"/>
    </style:style>
    <style:style style:name="P33" style:family="paragraph" style:parent-style-name="Brodtekst">
      <style:text-properties officeooo:rsid="00934022" officeooo:paragraph-rsid="0094f167"/>
    </style:style>
    <style:style style:name="P34" style:family="paragraph" style:parent-style-name="Brodtekst">
      <style:text-properties officeooo:rsid="0097696f" officeooo:paragraph-rsid="0099c019"/>
    </style:style>
    <style:style style:name="P35" style:family="paragraph" style:parent-style-name="Brodtekst">
      <style:text-properties officeooo:paragraph-rsid="0099c019"/>
    </style:style>
    <style:style style:name="P36" style:family="paragraph" style:parent-style-name="Brodtekst">
      <style:text-properties officeooo:rsid="009b40dc" officeooo:paragraph-rsid="009b40dc"/>
    </style:style>
    <style:style style:name="P37" style:family="paragraph" style:parent-style-name="_34_DUO_5f_Overskrift">
      <style:text-properties fo:language="nb" fo:country="NO" officeooo:rsid="00638349" officeooo:paragraph-rsid="00638349"/>
    </style:style>
    <style:style style:name="P38" style:family="paragraph" style:parent-style-name="_32_DUO_5f_Overskrift">
      <style:text-properties officeooo:paragraph-rsid="00576bb5"/>
    </style:style>
    <style:style style:name="P39" style:family="paragraph" style:parent-style-name="_33_DUO_5f_Overskrift">
      <style:text-properties fo:language="nb" fo:country="NO" officeooo:rsid="00934022" officeooo:paragraph-rsid="00934022"/>
    </style:style>
    <style:style style:name="P40" style:family="paragraph" style:parent-style-name="Caption">
      <style:text-properties style:text-underline-style="solid" style:text-underline-width="auto" style:text-underline-color="font-color"/>
    </style:style>
    <style:style style:name="P41" style:family="paragraph" style:parent-style-name="_31_DUO_5f_Overskrift" style:master-page-name="First_20_Page">
      <style:paragraph-properties style:page-number="1"/>
      <style:text-properties fo:language="nb" fo:country="NO" officeooo:rsid="00c84948" officeooo:paragraph-rsid="00c84948"/>
    </style:style>
    <style:style style:name="P42" style:family="paragraph" style:parent-style-name="Brodtekst">
      <style:text-properties fo:language="nb" fo:country="NO" fo:font-style="normal" officeooo:rsid="006f2325" officeooo:paragraph-rsid="008c70da" style:font-style-asian="normal" style:font-style-complex="normal"/>
    </style:style>
    <style:style style:name="P43" style:family="paragraph" style:parent-style-name="Brodtekst">
      <style:text-properties fo:language="nb" fo:country="NO" fo:font-style="normal" officeooo:rsid="00589813" officeooo:paragraph-rsid="00845a4e" style:font-style-asian="normal" style:font-style-complex="normal"/>
    </style:style>
    <style:style style:name="P44" style:family="paragraph" style:parent-style-name="Brodtekst">
      <style:text-properties fo:language="nb" fo:country="NO" officeooo:rsid="0031dcd7" officeooo:paragraph-rsid="008c70da"/>
    </style:style>
    <style:style style:name="P45" style:family="paragraph" style:parent-style-name="Brodtekst">
      <style:text-properties fo:font-style="normal" officeooo:rsid="00bd1d04" officeooo:paragraph-rsid="00bd1d04" style:font-style-asian="normal" style:font-style-complex="normal"/>
    </style:style>
    <style:style style:name="P46" style:family="paragraph" style:parent-style-name="Brodtekst">
      <style:text-properties officeooo:paragraph-rsid="008c70da"/>
    </style:style>
    <style:style style:name="P47" style:family="paragraph" style:parent-style-name="Brodtekst">
      <style:text-properties officeooo:paragraph-rsid="00a1e5ce"/>
    </style:style>
    <style:style style:name="P48" style:family="paragraph" style:parent-style-name="Brodtekst">
      <style:text-properties officeooo:paragraph-rsid="00a6f58a"/>
    </style:style>
    <style:style style:name="P49" style:family="paragraph" style:parent-style-name="Brodtekst">
      <style:text-properties officeooo:paragraph-rsid="00aacc1e"/>
    </style:style>
    <style:style style:name="P50" style:family="paragraph" style:parent-style-name="Brodtekst">
      <style:text-properties officeooo:paragraph-rsid="00ab9ad6"/>
    </style:style>
    <style:style style:name="P51" style:family="paragraph" style:parent-style-name="Brodtekst">
      <style:text-properties officeooo:paragraph-rsid="00c1cfea"/>
    </style:style>
    <style:style style:name="P52" style:family="paragraph" style:parent-style-name="Brodtekst">
      <style:text-properties officeooo:rsid="00c84948" officeooo:paragraph-rsid="00c84948"/>
    </style:style>
    <style:style style:name="P53" style:family="paragraph" style:parent-style-name="Brodtekst">
      <style:text-properties officeooo:rsid="00c84948" officeooo:paragraph-rsid="00c8f911"/>
    </style:style>
    <style:style style:name="P54" style:family="paragraph" style:parent-style-name="Brodtekst">
      <style:text-properties officeooo:rsid="00c88a04" officeooo:paragraph-rsid="00c88a04"/>
    </style:style>
    <style:style style:name="P55" style:family="paragraph" style:parent-style-name="Brodtekst">
      <style:text-properties officeooo:paragraph-rsid="00cb2d30"/>
    </style:style>
    <style:style style:name="P56" style:family="paragraph" style:parent-style-name="Brodtekst">
      <style:text-properties officeooo:paragraph-rsid="00cd1ccb"/>
    </style:style>
    <style:style style:name="T1" style:family="text">
      <style:text-properties fo:language="nb" fo:country="NO"/>
    </style:style>
    <style:style style:name="T2" style:family="text">
      <style:text-properties fo:language="nb" fo:country="NO" officeooo:rsid="0026eeb2"/>
    </style:style>
    <style:style style:name="T3" style:family="text">
      <style:text-properties fo:language="nb" fo:country="NO" officeooo:rsid="0030d41e"/>
    </style:style>
    <style:style style:name="T4" style:family="text">
      <style:text-properties fo:language="nb" fo:country="NO" fo:font-style="italic" style:font-style-asian="italic" style:font-style-complex="italic"/>
    </style:style>
    <style:style style:name="T5" style:family="text">
      <style:text-properties fo:language="nb" fo:country="NO" fo:font-style="italic" officeooo:rsid="0030d41e" style:font-style-asian="italic" style:font-style-complex="italic"/>
    </style:style>
    <style:style style:name="T6" style:family="text">
      <style:text-properties fo:language="nb" fo:country="NO" fo:font-style="italic" officeooo:rsid="00375b8a" style:font-style-asian="italic" style:font-style-complex="italic"/>
    </style:style>
    <style:style style:name="T7" style:family="text">
      <style:text-properties fo:language="nb" fo:country="NO" fo:font-style="italic" officeooo:rsid="00391b7f" style:font-style-asian="italic" style:font-style-complex="italic"/>
    </style:style>
    <style:style style:name="T8" style:family="text">
      <style:text-properties fo:language="nb" fo:country="NO" fo:font-style="italic" officeooo:rsid="003c2e55" style:font-style-asian="italic" style:font-style-complex="italic"/>
    </style:style>
    <style:style style:name="T9" style:family="text">
      <style:text-properties fo:language="nb" fo:country="NO" fo:font-style="italic" officeooo:rsid="005f237c" style:font-style-asian="italic" style:font-style-complex="italic"/>
    </style:style>
    <style:style style:name="T10" style:family="text">
      <style:text-properties fo:language="nb" fo:country="NO" fo:font-style="italic" officeooo:rsid="0065289c" style:font-style-asian="italic" style:font-style-complex="italic"/>
    </style:style>
    <style:style style:name="T11" style:family="text">
      <style:text-properties fo:language="nb" fo:country="NO" fo:font-style="italic" officeooo:rsid="006f2325" style:font-style-asian="italic" style:font-style-complex="italic"/>
    </style:style>
    <style:style style:name="T12" style:family="text">
      <style:text-properties fo:language="nb" fo:country="NO" fo:font-style="italic" officeooo:rsid="007ceb7a" style:font-style-asian="italic" style:font-style-complex="italic"/>
    </style:style>
    <style:style style:name="T13" style:family="text">
      <style:text-properties fo:language="nb" fo:country="NO" fo:font-style="italic" officeooo:rsid="00893402" style:font-style-asian="italic" style:font-style-complex="italic"/>
    </style:style>
    <style:style style:name="T14" style:family="text">
      <style:text-properties fo:language="nb" fo:country="NO" fo:font-style="italic" officeooo:rsid="008b2e70" style:font-style-asian="italic" style:font-style-complex="italic"/>
    </style:style>
    <style:style style:name="T15" style:family="text">
      <style:text-properties fo:language="nb" fo:country="NO" fo:font-style="italic" officeooo:rsid="00a50536" style:font-style-asian="italic" style:font-style-complex="italic"/>
    </style:style>
    <style:style style:name="T16" style:family="text">
      <style:text-properties fo:language="nb" fo:country="NO" fo:font-style="italic" officeooo:rsid="00a6f58a" style:font-style-asian="italic" style:font-style-complex="italic"/>
    </style:style>
    <style:style style:name="T17" style:family="text">
      <style:text-properties fo:language="nb" fo:country="NO" fo:font-style="italic" officeooo:rsid="00a8d576" style:font-style-asian="italic" style:font-style-complex="italic"/>
    </style:style>
    <style:style style:name="T18" style:family="text">
      <style:text-properties fo:language="nb" fo:country="NO" fo:font-style="italic" officeooo:rsid="00a8e464" style:font-style-asian="italic" style:font-style-complex="italic"/>
    </style:style>
    <style:style style:name="T19" style:family="text">
      <style:text-properties fo:language="nb" fo:country="NO" fo:font-style="italic" officeooo:rsid="00b4ad5e" style:font-style-asian="italic" style:font-style-complex="italic"/>
    </style:style>
    <style:style style:name="T20" style:family="text">
      <style:text-properties fo:language="nb" fo:country="NO" fo:font-style="italic" officeooo:rsid="00c73357" style:font-style-asian="italic" style:font-style-complex="italic"/>
    </style:style>
    <style:style style:name="T21" style:family="text">
      <style:text-properties fo:language="nb" fo:country="NO" fo:font-style="italic" officeooo:rsid="00cb2d30" style:font-style-asian="italic" style:font-style-complex="italic"/>
    </style:style>
    <style:style style:name="T22" style:family="text">
      <style:text-properties fo:language="nb" fo:country="NO" fo:font-style="italic" officeooo:rsid="00755645" style:language-asian="zh" style:country-asian="CN" style:font-style-asian="italic" style:language-complex="hi" style:country-complex="IN" style:font-style-complex="italic"/>
    </style:style>
    <style:style style:name="T23" style:family="text">
      <style:text-properties fo:language="nb" fo:country="NO" fo:font-style="italic" officeooo:rsid="007d1759" style:language-asian="zh" style:country-asian="CN" style:font-style-asian="italic" style:language-complex="hi" style:country-complex="IN" style:font-style-complex="italic"/>
    </style:style>
    <style:style style:name="T24" style:family="text">
      <style:text-properties fo:language="nb" fo:country="NO" fo:font-style="normal" style:font-style-asian="normal" style:font-style-complex="normal"/>
    </style:style>
    <style:style style:name="T25" style:family="text">
      <style:text-properties fo:language="nb" fo:country="NO" fo:font-style="normal" officeooo:rsid="0030d41e" style:font-style-asian="normal" style:font-style-complex="normal"/>
    </style:style>
    <style:style style:name="T26" style:family="text">
      <style:text-properties fo:language="nb" fo:country="NO" fo:font-style="normal" officeooo:rsid="00391b7f" style:font-style-asian="normal" style:font-style-complex="normal"/>
    </style:style>
    <style:style style:name="T27" style:family="text">
      <style:text-properties fo:language="nb" fo:country="NO" fo:font-style="normal" officeooo:rsid="0039fc37" style:font-style-asian="normal" style:font-style-complex="normal"/>
    </style:style>
    <style:style style:name="T28" style:family="text">
      <style:text-properties fo:language="nb" fo:country="NO" fo:font-style="normal" officeooo:rsid="00424922" style:font-style-asian="normal" style:font-style-complex="normal"/>
    </style:style>
    <style:style style:name="T29" style:family="text">
      <style:text-properties fo:language="nb" fo:country="NO" fo:font-style="normal" officeooo:rsid="006f2325" style:font-style-asian="normal" style:font-style-complex="normal"/>
    </style:style>
    <style:style style:name="T30" style:family="text">
      <style:text-properties fo:language="nb" fo:country="NO" fo:font-style="normal" officeooo:rsid="007b5414" style:font-style-asian="normal" style:font-style-complex="normal"/>
    </style:style>
    <style:style style:name="T31" style:family="text">
      <style:text-properties fo:language="nb" fo:country="NO" fo:font-style="normal" officeooo:rsid="007ceb7a" style:font-style-asian="normal" style:font-style-complex="normal"/>
    </style:style>
    <style:style style:name="T32" style:family="text">
      <style:text-properties fo:language="nb" fo:country="NO" fo:font-style="normal" officeooo:rsid="00893402" style:font-style-asian="normal" style:font-style-complex="normal"/>
    </style:style>
    <style:style style:name="T33" style:family="text">
      <style:text-properties fo:language="nb" fo:country="NO" fo:font-style="normal" officeooo:rsid="008b2e70" style:font-style-asian="normal" style:font-style-complex="normal"/>
    </style:style>
    <style:style style:name="T34" style:family="text">
      <style:text-properties fo:language="nb" fo:country="NO" fo:font-style="normal" officeooo:rsid="008f5155" style:font-style-asian="normal" style:font-style-complex="normal"/>
    </style:style>
    <style:style style:name="T35" style:family="text">
      <style:text-properties fo:language="nb" fo:country="NO" fo:font-style="normal" officeooo:rsid="00934022" style:font-style-asian="normal" style:font-style-complex="normal"/>
    </style:style>
    <style:style style:name="T36" style:family="text">
      <style:text-properties fo:language="nb" fo:country="NO" fo:font-style="normal" officeooo:rsid="0094f167" style:font-style-asian="normal" style:font-style-complex="normal"/>
    </style:style>
    <style:style style:name="T37" style:family="text">
      <style:text-properties fo:language="nb" fo:country="NO" fo:font-style="normal" officeooo:rsid="009656d7" style:font-style-asian="normal" style:font-style-complex="normal"/>
    </style:style>
    <style:style style:name="T38" style:family="text">
      <style:text-properties fo:language="nb" fo:country="NO" fo:font-style="normal" officeooo:rsid="0097c801" style:font-style-asian="normal" style:font-style-complex="normal"/>
    </style:style>
    <style:style style:name="T39" style:family="text">
      <style:text-properties fo:language="nb" fo:country="NO" fo:font-style="normal" officeooo:rsid="00986d97" style:font-style-asian="normal" style:font-style-complex="normal"/>
    </style:style>
    <style:style style:name="T40" style:family="text">
      <style:text-properties fo:language="nb" fo:country="NO" fo:font-style="normal" officeooo:rsid="0097696f" style:font-style-asian="normal" style:font-style-complex="normal"/>
    </style:style>
    <style:style style:name="T41" style:family="text">
      <style:text-properties fo:language="nb" fo:country="NO" fo:font-style="normal" officeooo:rsid="0099c019" style:font-style-asian="normal" style:font-style-complex="normal"/>
    </style:style>
    <style:style style:name="T42" style:family="text">
      <style:text-properties fo:language="nb" fo:country="NO" fo:font-style="normal" officeooo:rsid="009cc390" style:font-style-asian="normal" style:font-style-complex="normal"/>
    </style:style>
    <style:style style:name="T43" style:family="text">
      <style:text-properties fo:language="nb" fo:country="NO" fo:font-style="normal" officeooo:rsid="009ea5cc" style:font-style-asian="normal" style:font-style-complex="normal"/>
    </style:style>
    <style:style style:name="T44" style:family="text">
      <style:text-properties fo:language="nb" fo:country="NO" fo:font-style="normal" officeooo:rsid="00a08a16" style:font-style-asian="normal" style:font-style-complex="normal"/>
    </style:style>
    <style:style style:name="T45" style:family="text">
      <style:text-properties fo:language="nb" fo:country="NO" fo:font-style="normal" officeooo:rsid="00a39a94" style:font-style-asian="normal" style:font-style-complex="normal"/>
    </style:style>
    <style:style style:name="T46" style:family="text">
      <style:text-properties fo:language="nb" fo:country="NO" fo:font-style="normal" officeooo:rsid="00a50536" style:font-style-asian="normal" style:font-style-complex="normal"/>
    </style:style>
    <style:style style:name="T47" style:family="text">
      <style:text-properties fo:language="nb" fo:country="NO" fo:font-style="normal" officeooo:rsid="00a6d144" style:font-style-asian="normal" style:font-style-complex="normal"/>
    </style:style>
    <style:style style:name="T48" style:family="text">
      <style:text-properties fo:language="nb" fo:country="NO" fo:font-style="normal" officeooo:rsid="00a6f58a" style:font-style-asian="normal" style:font-style-complex="normal"/>
    </style:style>
    <style:style style:name="T49" style:family="text">
      <style:text-properties fo:language="nb" fo:country="NO" fo:font-style="normal" officeooo:rsid="00a7b09c" style:font-style-asian="normal" style:font-style-complex="normal"/>
    </style:style>
    <style:style style:name="T50" style:family="text">
      <style:text-properties fo:language="nb" fo:country="NO" fo:font-style="normal" officeooo:rsid="00a8d576" style:font-style-asian="normal" style:font-style-complex="normal"/>
    </style:style>
    <style:style style:name="T51" style:family="text">
      <style:text-properties fo:language="nb" fo:country="NO" fo:font-style="normal" officeooo:rsid="00a8e464" style:font-style-asian="normal" style:font-style-complex="normal"/>
    </style:style>
    <style:style style:name="T52" style:family="text">
      <style:text-properties fo:language="nb" fo:country="NO" fo:font-style="normal" officeooo:rsid="00b184b4" style:font-style-asian="normal" style:font-style-complex="normal"/>
    </style:style>
    <style:style style:name="T53" style:family="text">
      <style:text-properties fo:language="nb" fo:country="NO" fo:font-style="normal" officeooo:rsid="00b4ad5e" style:font-style-asian="normal" style:font-style-complex="normal"/>
    </style:style>
    <style:style style:name="T54" style:family="text">
      <style:text-properties fo:language="nb" fo:country="NO" fo:font-style="normal" officeooo:rsid="00b4fdeb" style:font-style-asian="normal" style:font-style-complex="normal"/>
    </style:style>
    <style:style style:name="T55" style:family="text">
      <style:text-properties fo:language="nb" fo:country="NO" fo:font-style="normal" officeooo:rsid="00ac6c20" style:font-style-asian="normal" style:font-style-complex="normal"/>
    </style:style>
    <style:style style:name="T56" style:family="text">
      <style:text-properties fo:language="nb" fo:country="NO" fo:font-style="normal" officeooo:rsid="00b349ff" style:font-style-asian="normal" style:font-style-complex="normal"/>
    </style:style>
    <style:style style:name="T57" style:family="text">
      <style:text-properties fo:language="nb" fo:country="NO" fo:font-style="normal" officeooo:rsid="00b64c13" style:font-style-asian="normal" style:font-style-complex="normal"/>
    </style:style>
    <style:style style:name="T58" style:family="text">
      <style:text-properties fo:language="nb" fo:country="NO" fo:font-style="normal" officeooo:rsid="00b693f2" style:font-style-asian="normal" style:font-style-complex="normal"/>
    </style:style>
    <style:style style:name="T59" style:family="text">
      <style:text-properties fo:language="nb" fo:country="NO" fo:font-style="normal" officeooo:rsid="00b99571" style:font-style-asian="normal" style:font-style-complex="normal"/>
    </style:style>
    <style:style style:name="T60" style:family="text">
      <style:text-properties fo:language="nb" fo:country="NO" fo:font-style="normal" officeooo:rsid="00bb7c3b" style:font-style-asian="normal" style:font-style-complex="normal"/>
    </style:style>
    <style:style style:name="T61" style:family="text">
      <style:text-properties fo:language="nb" fo:country="NO" fo:font-style="normal" officeooo:rsid="00bd1d04" style:font-style-asian="normal" style:font-style-complex="normal"/>
    </style:style>
    <style:style style:name="T62" style:family="text">
      <style:text-properties fo:language="nb" fo:country="NO" fo:font-style="normal" officeooo:rsid="00bd3fbe" style:font-style-asian="normal" style:font-style-complex="normal"/>
    </style:style>
    <style:style style:name="T63" style:family="text">
      <style:text-properties fo:language="nb" fo:country="NO" fo:font-style="normal" officeooo:rsid="00bf211b" style:font-style-asian="normal" style:font-style-complex="normal"/>
    </style:style>
    <style:style style:name="T64" style:family="text">
      <style:text-properties fo:language="nb" fo:country="NO" fo:font-style="normal" officeooo:rsid="00c143d7" style:font-style-asian="normal" style:font-style-complex="normal"/>
    </style:style>
    <style:style style:name="T65" style:family="text">
      <style:text-properties fo:language="nb" fo:country="NO" fo:font-style="normal" officeooo:rsid="00c3b537" style:font-style-asian="normal" style:font-style-complex="normal"/>
    </style:style>
    <style:style style:name="T66" style:family="text">
      <style:text-properties fo:language="nb" fo:country="NO" fo:font-style="normal" officeooo:rsid="00c59902" style:font-style-asian="normal" style:font-style-complex="normal"/>
    </style:style>
    <style:style style:name="T67" style:family="text">
      <style:text-properties fo:language="nb" fo:country="NO" fo:font-style="normal" officeooo:rsid="00c5e35b" style:font-style-asian="normal" style:font-style-complex="normal"/>
    </style:style>
    <style:style style:name="T68" style:family="text">
      <style:text-properties fo:language="nb" fo:country="NO" fo:font-style="normal" officeooo:rsid="00c73357" style:font-style-asian="normal" style:font-style-complex="normal"/>
    </style:style>
    <style:style style:name="T69" style:family="text">
      <style:text-properties fo:language="nb" fo:country="NO" fo:font-style="normal" officeooo:rsid="00c8f911" style:font-style-asian="normal" style:font-style-complex="normal"/>
    </style:style>
    <style:style style:name="T70" style:family="text">
      <style:text-properties fo:language="nb" fo:country="NO" fo:font-style="normal" officeooo:rsid="00c9729d" style:font-style-asian="normal" style:font-style-complex="normal"/>
    </style:style>
    <style:style style:name="T71" style:family="text">
      <style:text-properties fo:language="nb" fo:country="NO" fo:font-style="normal" officeooo:rsid="00cb2d30" style:font-style-asian="normal" style:font-style-complex="normal"/>
    </style:style>
    <style:style style:name="T72" style:family="text">
      <style:text-properties fo:language="nb" fo:country="NO" fo:font-style="normal" officeooo:rsid="00cd1ccb" style:font-style-asian="normal" style:font-style-complex="normal"/>
    </style:style>
    <style:style style:name="T73" style:family="text">
      <style:text-properties fo:language="nb" fo:country="NO" fo:font-style="normal" style:language-asian="zh" style:country-asian="CN" style:font-style-asian="normal" style:language-complex="hi" style:country-complex="IN" style:font-style-complex="normal"/>
    </style:style>
    <style:style style:name="T74" style:family="text">
      <style:text-properties fo:language="nb" fo:country="NO" fo:font-style="normal" officeooo:rsid="0066a233" style:language-asian="zh" style:country-asian="CN" style:font-style-asian="normal" style:language-complex="hi" style:country-complex="IN" style:font-style-complex="normal"/>
    </style:style>
    <style:style style:name="T75" style:family="text">
      <style:text-properties fo:language="nb" fo:country="NO" fo:font-style="normal" officeooo:rsid="0068a088" style:language-asian="zh" style:country-asian="CN" style:font-style-asian="normal" style:language-complex="hi" style:country-complex="IN" style:font-style-complex="normal"/>
    </style:style>
    <style:style style:name="T76" style:family="text">
      <style:text-properties fo:language="nb" fo:country="NO" fo:font-style="normal" officeooo:rsid="0070f14e" style:language-asian="zh" style:country-asian="CN" style:font-style-asian="normal" style:language-complex="hi" style:country-complex="IN" style:font-style-complex="normal"/>
    </style:style>
    <style:style style:name="T77" style:family="text">
      <style:text-properties fo:language="nb" fo:country="NO" fo:font-style="normal" officeooo:rsid="00722fa4" style:language-asian="zh" style:country-asian="CN" style:font-style-asian="normal" style:language-complex="hi" style:country-complex="IN" style:font-style-complex="normal"/>
    </style:style>
    <style:style style:name="T78" style:family="text">
      <style:text-properties fo:language="nb" fo:country="NO" fo:font-style="normal" officeooo:rsid="0072f9a8" style:language-asian="zh" style:country-asian="CN" style:font-style-asian="normal" style:language-complex="hi" style:country-complex="IN" style:font-style-complex="normal"/>
    </style:style>
    <style:style style:name="T79" style:family="text">
      <style:text-properties fo:language="nb" fo:country="NO" fo:font-style="normal" officeooo:rsid="007440a1" style:language-asian="zh" style:country-asian="CN" style:font-style-asian="normal" style:language-complex="hi" style:country-complex="IN" style:font-style-complex="normal"/>
    </style:style>
    <style:style style:name="T80" style:family="text">
      <style:text-properties fo:language="nb" fo:country="NO" fo:font-style="normal" officeooo:rsid="00755645" style:language-asian="zh" style:country-asian="CN" style:font-style-asian="normal" style:language-complex="hi" style:country-complex="IN" style:font-style-complex="normal"/>
    </style:style>
    <style:style style:name="T81" style:family="text">
      <style:text-properties fo:language="nb" fo:country="NO" fo:font-style="normal" officeooo:rsid="00770004" style:language-asian="zh" style:country-asian="CN" style:font-style-asian="normal" style:language-complex="hi" style:country-complex="IN" style:font-style-complex="normal"/>
    </style:style>
    <style:style style:name="T82" style:family="text">
      <style:text-properties fo:language="nb" fo:country="NO" fo:font-style="normal" officeooo:rsid="00589813" style:language-asian="zh" style:country-asian="CN" style:font-style-asian="normal" style:language-complex="hi" style:country-complex="IN" style:font-style-complex="normal"/>
    </style:style>
    <style:style style:name="T83" style:family="text">
      <style:text-properties fo:language="nb" fo:country="NO" fo:font-style="normal" officeooo:rsid="006f2325" style:language-asian="zh" style:country-asian="CN" style:font-style-asian="normal" style:language-complex="hi" style:country-complex="IN" style:font-style-complex="normal"/>
    </style:style>
    <style:style style:name="T84" style:family="text">
      <style:text-properties fo:language="nb" fo:country="NO" fo:font-style="normal" officeooo:rsid="0077612a" style:language-asian="zh" style:country-asian="CN" style:font-style-asian="normal" style:language-complex="hi" style:country-complex="IN" style:font-style-complex="normal"/>
    </style:style>
    <style:style style:name="T85" style:family="text">
      <style:text-properties fo:language="nb" fo:country="NO" fo:font-style="normal" officeooo:rsid="0079c29f" style:language-asian="zh" style:country-asian="CN" style:font-style-asian="normal" style:language-complex="hi" style:country-complex="IN" style:font-style-complex="normal"/>
    </style:style>
    <style:style style:name="T86" style:family="text">
      <style:text-properties fo:language="nb" fo:country="NO" fo:font-style="normal" officeooo:rsid="007b5414" style:language-asian="zh" style:country-asian="CN" style:font-style-asian="normal" style:language-complex="hi" style:country-complex="IN" style:font-style-complex="normal"/>
    </style:style>
    <style:style style:name="T87" style:family="text">
      <style:text-properties fo:language="nb" fo:country="NO" fo:font-style="normal" officeooo:rsid="007d1759" style:language-asian="zh" style:country-asian="CN" style:font-style-asian="normal" style:language-complex="hi" style:country-complex="IN" style:font-style-complex="normal"/>
    </style:style>
    <style:style style:name="T88" style:family="text">
      <style:text-properties fo:language="nb" fo:country="NO" fo:font-style="normal" officeooo:rsid="007de181" style:language-asian="zh" style:country-asian="CN" style:font-style-asian="normal" style:language-complex="hi" style:country-complex="IN" style:font-style-complex="normal"/>
    </style:style>
    <style:style style:name="T89" style:family="text">
      <style:text-properties fo:language="nb" fo:country="NO" fo:font-style="normal" officeooo:rsid="007efe8d" style:language-asian="zh" style:country-asian="CN" style:font-style-asian="normal" style:language-complex="hi" style:country-complex="IN" style:font-style-complex="normal"/>
    </style:style>
    <style:style style:name="T90" style:family="text">
      <style:text-properties fo:language="nb" fo:country="NO" fo:font-style="normal" officeooo:rsid="007f7887" style:language-asian="zh" style:country-asian="CN" style:font-style-asian="normal" style:language-complex="hi" style:country-complex="IN" style:font-style-complex="normal"/>
    </style:style>
    <style:style style:name="T91" style:family="text">
      <style:text-properties fo:language="nb" fo:country="NO" fo:font-style="normal" officeooo:rsid="008f5155" style:language-asian="zh" style:country-asian="CN" style:font-style-asian="normal" style:language-complex="hi" style:country-complex="IN" style:font-style-complex="normal"/>
    </style:style>
    <style:style style:name="T92" style:family="text">
      <style:text-properties fo:language="nb" fo:country="NO" fo:font-style="normal" style:text-underline-style="none" officeooo:rsid="00a8d576" style:font-style-asian="normal" style:font-style-complex="normal"/>
    </style:style>
    <style:style style:name="T93" style:family="text">
      <style:text-properties fo:language="nb" fo:country="NO" fo:font-style="normal" style:text-underline-style="none" officeooo:rsid="00a8e464" style:font-style-asian="normal" style:font-style-complex="normal"/>
    </style:style>
    <style:style style:name="T94" style:family="text">
      <style:text-properties fo:language="nb" fo:country="NO" officeooo:rsid="0031dcd7"/>
    </style:style>
    <style:style style:name="T95" style:family="text">
      <style:text-properties fo:language="nb" fo:country="NO" officeooo:rsid="0035d313"/>
    </style:style>
    <style:style style:name="T96" style:family="text">
      <style:text-properties fo:language="nb" fo:country="NO" officeooo:rsid="00375b8a"/>
    </style:style>
    <style:style style:name="T97" style:family="text">
      <style:text-properties fo:language="nb" fo:country="NO" officeooo:rsid="00386839"/>
    </style:style>
    <style:style style:name="T98" style:family="text">
      <style:text-properties fo:language="nb" fo:country="NO" officeooo:rsid="00391b7f"/>
    </style:style>
    <style:style style:name="T99" style:family="text">
      <style:text-properties fo:language="nb" fo:country="NO" officeooo:rsid="0039fc37"/>
    </style:style>
    <style:style style:name="T100" style:family="text">
      <style:text-properties fo:language="nb" fo:country="NO" officeooo:rsid="003c2e55"/>
    </style:style>
    <style:style style:name="T101" style:family="text">
      <style:text-properties fo:language="nb" fo:country="NO" officeooo:rsid="0040efac"/>
    </style:style>
    <style:style style:name="T102" style:family="text">
      <style:text-properties fo:language="nb" fo:country="NO" officeooo:rsid="003b282e"/>
    </style:style>
    <style:style style:name="T103" style:family="text">
      <style:text-properties fo:language="nb" fo:country="NO" officeooo:rsid="00415bab"/>
    </style:style>
    <style:style style:name="T104" style:family="text">
      <style:text-properties fo:language="nb" fo:country="NO" officeooo:rsid="00424922"/>
    </style:style>
    <style:style style:name="T105" style:family="text">
      <style:text-properties fo:language="nb" fo:country="NO" officeooo:rsid="00442a8d"/>
    </style:style>
    <style:style style:name="T106" style:family="text">
      <style:text-properties fo:language="nb" fo:country="NO" officeooo:rsid="0045f3fa"/>
    </style:style>
    <style:style style:name="T107" style:family="text">
      <style:text-properties fo:language="nb" fo:country="NO" officeooo:rsid="004620df"/>
    </style:style>
    <style:style style:name="T108" style:family="text">
      <style:text-properties fo:language="nb" fo:country="NO" officeooo:rsid="00487f17"/>
    </style:style>
    <style:style style:name="T109" style:family="text">
      <style:text-properties fo:language="nb" fo:country="NO" officeooo:rsid="004a7166"/>
    </style:style>
    <style:style style:name="T110" style:family="text">
      <style:text-properties fo:language="nb" fo:country="NO" officeooo:rsid="004c2693"/>
    </style:style>
    <style:style style:name="T111" style:family="text">
      <style:text-properties fo:language="nb" fo:country="NO" officeooo:rsid="004cb827"/>
    </style:style>
    <style:style style:name="T112" style:family="text">
      <style:text-properties fo:language="nb" fo:country="NO" officeooo:rsid="005027a0"/>
    </style:style>
    <style:style style:name="T113" style:family="text">
      <style:text-properties fo:language="nb" fo:country="NO" officeooo:rsid="0050e47e"/>
    </style:style>
    <style:style style:name="T114" style:family="text">
      <style:text-properties fo:language="nb" fo:country="NO" officeooo:rsid="00561269" style:language-asian="zh" style:country-asian="CN" style:language-complex="hi" style:country-complex="IN"/>
    </style:style>
    <style:style style:name="T115" style:family="text">
      <style:text-properties fo:language="nb" fo:country="NO" officeooo:rsid="005a7ca5" style:language-asian="zh" style:country-asian="CN" style:language-complex="hi" style:country-complex="IN"/>
    </style:style>
    <style:style style:name="T116" style:family="text">
      <style:text-properties fo:language="nb" fo:country="NO" officeooo:rsid="005ab6f7" style:language-asian="zh" style:country-asian="CN" style:language-complex="hi" style:country-complex="IN"/>
    </style:style>
    <style:style style:name="T117" style:family="text">
      <style:text-properties fo:language="nb" fo:country="NO" officeooo:rsid="005cd237" style:language-asian="zh" style:country-asian="CN" style:language-complex="hi" style:country-complex="IN"/>
    </style:style>
    <style:style style:name="T118" style:family="text">
      <style:text-properties fo:language="nb" fo:country="NO" officeooo:rsid="005e3d1a" style:language-asian="zh" style:country-asian="CN" style:language-complex="hi" style:country-complex="IN"/>
    </style:style>
    <style:style style:name="T119" style:family="text">
      <style:text-properties fo:language="nb" fo:country="NO" officeooo:rsid="0065289c" style:language-asian="zh" style:country-asian="CN" style:language-complex="hi" style:country-complex="IN"/>
    </style:style>
    <style:style style:name="T120" style:family="text">
      <style:text-properties fo:language="nb" fo:country="NO" officeooo:rsid="00660042" style:language-asian="zh" style:country-asian="CN" style:language-complex="hi" style:country-complex="IN"/>
    </style:style>
    <style:style style:name="T121" style:family="text">
      <style:text-properties fo:language="nb" fo:country="NO" officeooo:rsid="00667c60" style:language-asian="zh" style:country-asian="CN" style:language-complex="hi" style:country-complex="IN"/>
    </style:style>
    <style:style style:name="T122" style:family="text">
      <style:text-properties fo:language="nb" fo:country="NO" officeooo:rsid="0066a233" style:language-asian="zh" style:country-asian="CN" style:language-complex="hi" style:country-complex="IN"/>
    </style:style>
    <style:style style:name="T123" style:family="text">
      <style:text-properties fo:language="nb" fo:country="NO" officeooo:rsid="0068c108" style:language-asian="zh" style:country-asian="CN" style:language-complex="hi" style:country-complex="IN"/>
    </style:style>
    <style:style style:name="T124" style:family="text">
      <style:text-properties fo:language="nb" fo:country="NO" officeooo:rsid="006a539a" style:language-asian="zh" style:country-asian="CN" style:language-complex="hi" style:country-complex="IN"/>
    </style:style>
    <style:style style:name="T125" style:family="text">
      <style:text-properties fo:language="nb" fo:country="NO" officeooo:rsid="006bf247" style:language-asian="zh" style:country-asian="CN" style:language-complex="hi" style:country-complex="IN"/>
    </style:style>
    <style:style style:name="T126" style:family="text">
      <style:text-properties fo:language="nb" fo:country="NO" officeooo:rsid="006db4a2" style:language-asian="zh" style:country-asian="CN" style:language-complex="hi" style:country-complex="IN"/>
    </style:style>
    <style:style style:name="T127" style:family="text">
      <style:text-properties fo:language="nb" fo:country="NO" officeooo:rsid="007d1759" style:language-asian="zh" style:country-asian="CN" style:language-complex="hi" style:country-complex="IN"/>
    </style:style>
    <style:style style:name="T128" style:family="text">
      <style:text-properties fo:language="nb" fo:country="NO" officeooo:rsid="0077612a" style:language-asian="zh" style:country-asian="CN" style:font-style-asian="normal" style:language-complex="hi" style:country-complex="IN" style:font-style-complex="normal"/>
    </style:style>
    <style:style style:name="T129" style:family="text">
      <style:text-properties fo:language="nb" fo:country="NO" officeooo:rsid="00561269"/>
    </style:style>
    <style:style style:name="T130" style:family="text">
      <style:text-properties fo:language="nb" fo:country="NO" officeooo:rsid="0058db58"/>
    </style:style>
    <style:style style:name="T131" style:family="text">
      <style:text-properties fo:language="nb" fo:country="NO" officeooo:rsid="005ea381"/>
    </style:style>
    <style:style style:name="T132" style:family="text">
      <style:text-properties fo:language="nb" fo:country="NO" officeooo:rsid="005f237c"/>
    </style:style>
    <style:style style:name="T133" style:family="text">
      <style:text-properties fo:language="nb" fo:country="NO" officeooo:rsid="006114b0"/>
    </style:style>
    <style:style style:name="T134" style:family="text">
      <style:text-properties fo:language="nb" fo:country="NO" officeooo:rsid="0061e39d"/>
    </style:style>
    <style:style style:name="T135" style:family="text">
      <style:text-properties fo:language="nb" fo:country="NO" officeooo:rsid="00638349"/>
    </style:style>
    <style:style style:name="T136" style:family="text">
      <style:text-properties fo:language="nb" fo:country="NO" officeooo:rsid="0065289c"/>
    </style:style>
    <style:style style:name="T137" style:family="text">
      <style:text-properties fo:language="nb" fo:country="NO" officeooo:rsid="006f2325"/>
    </style:style>
    <style:style style:name="T138" style:family="text">
      <style:text-properties fo:language="nb" fo:country="NO" officeooo:rsid="00589813"/>
    </style:style>
    <style:style style:name="T139" style:family="text">
      <style:text-properties fo:language="nb" fo:country="NO" officeooo:rsid="00576bb5"/>
    </style:style>
    <style:style style:name="T140" style:family="text">
      <style:text-properties fo:language="nb" fo:country="NO" officeooo:rsid="007ceb7a"/>
    </style:style>
    <style:style style:name="T141" style:family="text">
      <style:text-properties fo:language="nb" fo:country="NO" officeooo:rsid="007d1759"/>
    </style:style>
    <style:style style:name="T142" style:family="text">
      <style:text-properties fo:language="nb" fo:country="NO" officeooo:rsid="007efe8d"/>
    </style:style>
    <style:style style:name="T143" style:family="text">
      <style:text-properties fo:language="nb" fo:country="NO" officeooo:rsid="00845a4e"/>
    </style:style>
    <style:style style:name="T144" style:family="text">
      <style:text-properties fo:language="nb" fo:country="NO" officeooo:rsid="00a6d144" style:font-style-asian="normal" style:font-style-complex="normal"/>
    </style:style>
    <style:style style:name="T145" style:family="text">
      <style:text-properties fo:language="nb" fo:country="NO" officeooo:rsid="00893402"/>
    </style:style>
    <style:style style:name="T146" style:family="text">
      <style:text-properties fo:language="nb" fo:country="NO" officeooo:rsid="008c70da"/>
    </style:style>
    <style:style style:name="T147" style:family="text">
      <style:text-properties fo:language="nb" fo:country="NO" officeooo:rsid="008dddd4"/>
    </style:style>
    <style:style style:name="T148" style:family="text">
      <style:text-properties fo:language="nb" fo:country="NO" officeooo:rsid="00986d97"/>
    </style:style>
    <style:style style:name="T149" style:family="text">
      <style:text-properties fo:language="nb" fo:country="NO" officeooo:rsid="0099c019"/>
    </style:style>
    <style:style style:name="T150" style:family="text">
      <style:text-properties fo:language="nb" fo:country="NO" officeooo:rsid="009b40dc"/>
    </style:style>
    <style:style style:name="T151" style:family="text">
      <style:text-properties fo:language="nb" fo:country="NO" officeooo:rsid="00a6f58a"/>
    </style:style>
    <style:style style:name="T152" style:family="text">
      <style:text-properties fo:language="nb" fo:country="NO" officeooo:rsid="00b61162"/>
    </style:style>
    <style:style style:name="T153" style:family="text">
      <style:text-properties fo:language="nb" fo:country="NO" officeooo:rsid="00b64c13"/>
    </style:style>
    <style:style style:name="T154" style:family="text">
      <style:text-properties fo:language="nb" fo:country="NO" officeooo:rsid="00b693f2"/>
    </style:style>
    <style:style style:name="T155" style:family="text">
      <style:text-properties fo:language="nb" fo:country="NO" officeooo:rsid="00b73a3e"/>
    </style:style>
    <style:style style:name="T156" style:family="text">
      <style:text-properties fo:language="nb" fo:country="NO" officeooo:rsid="00b7af65"/>
    </style:style>
    <style:style style:name="T157" style:family="text">
      <style:text-properties fo:language="nb" fo:country="NO" officeooo:rsid="00b99571"/>
    </style:style>
    <style:style style:name="T158" style:family="text">
      <style:text-properties fo:language="nb" fo:country="NO" officeooo:rsid="00c5e35b"/>
    </style:style>
    <style:style style:name="T159" style:family="text">
      <style:text-properties fo:language="nb" fo:country="NO" officeooo:rsid="00c73357"/>
    </style:style>
    <style:style style:name="T160" style:family="text">
      <style:text-properties fo:language="nb" fo:country="NO" officeooo:rsid="00cb2d30"/>
    </style:style>
    <style:style style:name="T161" style:family="text">
      <style:text-properties fo:color="#26292a" fo:language="nb" fo:country="NO" fo:font-style="italic" officeooo:rsid="00375b8a" fo:background-color="#ffffff" loext:char-shading-value="0" style:font-style-asian="italic" style:font-style-complex="italic"/>
    </style:style>
    <style:style style:name="T162" style:family="text">
      <style:text-properties fo:language="en" fo:country="US" fo:font-style="italic" officeooo:rsid="00375b8a" style:font-style-asian="italic" style:font-style-complex="italic"/>
    </style:style>
    <style:style style:name="T163" style:family="text">
      <style:text-properties fo:font-variant="normal" fo:text-transform="none" style:text-position="0% 100%" fo:language="nb" fo:country="NO" fo:font-style="normal" style:text-underline-style="none" fo:font-weight="normal" officeooo:rsid="004a7166"/>
    </style:style>
    <style:style style:name="T164" style:family="text">
      <style:text-properties fo:font-variant="normal" fo:text-transform="none" style:text-position="0% 100%" fo:language="nb" fo:country="NO" fo:font-style="normal" style:text-underline-style="none" fo:font-weight="normal" officeooo:rsid="0026eeb2"/>
    </style:style>
    <style:style style:name="T165" style:family="text">
      <style:text-properties fo:font-variant="normal" fo:text-transform="none" style:text-position="0% 100%" fo:language="nb" fo:country="NO" fo:font-style="normal" style:text-underline-style="none" fo:font-weight="normal" officeooo:rsid="00a08a16" style:font-style-asian="normal" style:font-style-complex="normal"/>
    </style:style>
    <style:style style:name="T166" style:family="text">
      <style:text-properties fo:font-variant="normal" fo:text-transform="none" style:text-position="0% 100%" fo:language="nb" fo:country="NO" fo:font-style="normal" style:text-underline-style="none" fo:font-weight="normal" officeooo:rsid="00a50536" style:font-style-asian="normal" style:font-style-complex="normal"/>
    </style:style>
    <style:style style:name="T167" style:family="text">
      <style:text-properties fo:font-variant="normal" fo:text-transform="none" style:text-position="0% 100%" fo:language="nb" fo:country="NO" fo:font-style="normal" style:text-underline-style="none" fo:font-weight="normal" officeooo:rsid="00a8e464" style:font-style-asian="normal" style:font-style-complex="normal"/>
    </style:style>
    <style:style style:name="T168" style:family="text">
      <style:text-properties fo:font-variant="normal" fo:text-transform="none" style:text-position="0% 100%" fo:language="nb" fo:country="NO" fo:font-style="normal" style:text-underline-style="none" fo:font-weight="normal" officeooo:rsid="00934022" style:font-style-asian="normal" style:font-style-complex="normal"/>
    </style:style>
    <style:style style:name="T169" style:family="text">
      <style:text-properties fo:font-variant="normal" fo:text-transform="none" style:text-position="0% 100%" fo:language="nb" fo:country="NO" fo:font-style="normal" style:text-underline-style="none" fo:font-weight="normal" officeooo:rsid="00c73357" style:font-style-asian="normal" style:font-style-complex="normal"/>
    </style:style>
    <style:style style:name="T170" style:family="text">
      <style:text-properties fo:font-variant="normal" fo:text-transform="none" style:text-position="0% 100%" fo:font-style="normal" style:text-underline-style="none" fo:font-weight="normal"/>
    </style:style>
    <style:style style:name="T171" style:family="text">
      <style:text-properties officeooo:rsid="0040efac"/>
    </style:style>
    <style:style style:name="T172" style:family="text">
      <style:text-properties style:font-name="Times new roman" fo:font-size="12pt" fo:language="nb" fo:country="NO" style:font-size-asian="12pt" style:font-size-complex="12pt"/>
    </style:style>
    <style:style style:name="T173" style:family="text">
      <style:text-properties style:font-name="Times new roman" fo:font-size="12pt" fo:language="nb" fo:country="NO" officeooo:rsid="004cb827" style:font-size-asian="12pt" style:font-size-complex="12pt"/>
    </style:style>
    <style:style style:name="T174" style:family="text">
      <style:text-properties style:font-name="Times new roman" fo:font-size="12pt" fo:language="nb" fo:country="NO" officeooo:rsid="004d3ba9" style:font-size-asian="12pt" style:font-size-complex="12pt"/>
    </style:style>
    <style:style style:name="T175" style:family="text">
      <style:text-properties style:font-name="Times new roman" fo:font-size="12pt" fo:language="nb" fo:country="NO" officeooo:rsid="004e2cc0" style:font-size-asian="12pt" style:font-size-complex="12pt"/>
    </style:style>
    <style:style style:name="T176" style:family="text">
      <style:text-properties style:font-name="Times new roman" fo:font-size="12pt" fo:language="nb" fo:country="NO" officeooo:rsid="004f050f" style:font-size-asian="12pt" style:font-size-complex="12pt"/>
    </style:style>
    <style:style style:name="T177" style:family="text">
      <style:text-properties style:font-name="Times new roman" fo:font-size="12pt" fo:language="nb" fo:country="NO" fo:font-style="italic" officeooo:rsid="004cb827" style:font-size-asian="12pt" style:font-style-asian="italic" style:font-size-complex="12pt" style:font-style-complex="italic"/>
    </style:style>
    <style:style style:name="T178" style:family="text">
      <style:text-properties style:font-name="Times new roman" fo:font-size="12pt" fo:language="nb" fo:country="NO" fo:font-style="italic" officeooo:rsid="004d3ba9" style:font-size-asian="12pt" style:font-style-asian="italic" style:font-size-complex="12pt" style:font-style-complex="italic"/>
    </style:style>
    <style:style style:name="T179" style:family="text">
      <style:text-properties style:font-name="Times new roman" fo:font-size="12pt" fo:language="nb" fo:country="NO" fo:font-style="italic" officeooo:rsid="004f050f" style:font-size-asian="12pt" style:font-style-asian="italic" style:font-size-complex="12pt" style:font-style-complex="italic"/>
    </style:style>
    <style:style style:name="T180" style:family="text">
      <style:text-properties style:font-name="Times new roman" fo:font-size="12pt" fo:language="nb" fo:country="NO" fo:font-style="italic" style:font-size-asian="12pt" style:language-asian="zh" style:country-asian="CN" style:font-style-asian="italic" style:font-size-complex="12pt" style:language-complex="hi" style:country-complex="IN" style:font-style-complex="italic"/>
    </style:style>
    <style:style style:name="T181" style:family="text">
      <style:text-properties style:font-name="Times new roman" fo:font-size="12pt" fo:language="nb" fo:country="NO" fo:font-style="italic" officeooo:rsid="00755645" style:font-size-asian="12pt" style:language-asian="zh" style:country-asian="CN" style:font-style-asian="italic" style:font-size-complex="12pt" style:language-complex="hi" style:country-complex="IN" style:font-style-complex="italic"/>
    </style:style>
    <style:style style:name="T182" style:family="text">
      <style:text-properties style:font-name="Times new roman" fo:font-size="12pt" fo:language="nb" fo:country="NO" fo:font-style="normal" style:font-size-asian="12pt" style:font-style-asian="normal" style:font-size-complex="12pt" style:font-style-complex="normal"/>
    </style:style>
    <style:style style:name="T183" style:family="text">
      <style:text-properties style:font-name="Times new roman" fo:font-size="12pt" fo:language="nb" fo:country="NO" fo:font-style="normal" officeooo:rsid="004d3ba9" style:font-size-asian="12pt" style:font-style-asian="normal" style:font-size-complex="12pt" style:font-style-complex="normal"/>
    </style:style>
    <style:style style:name="T184" style:family="text">
      <style:text-properties style:font-name="Times new roman" fo:font-size="12pt" fo:language="nb" fo:country="NO" fo:font-style="normal" officeooo:rsid="004f050f" style:font-size-asian="12pt" style:font-style-asian="normal" style:font-size-complex="12pt" style:font-style-complex="normal"/>
    </style:style>
    <style:style style:name="T185" style:family="text">
      <style:text-properties style:font-name="Times new roman" fo:font-size="12pt" fo:language="nb" fo:country="NO" fo:font-style="normal" officeooo:rsid="005027a0" style:font-size-asian="12pt" style:font-style-asian="normal" style:font-size-complex="12pt" style:font-style-complex="normal"/>
    </style:style>
    <style:style style:name="T186" style:family="text">
      <style:text-properties style:font-name="Times new roman" fo:font-size="12pt" fo:language="nb" fo:country="NO" fo:font-style="normal" officeooo:rsid="0052e448" style:font-size-asian="12pt" style:font-style-asian="normal" style:font-size-complex="12pt" style:font-style-complex="normal"/>
    </style:style>
    <style:style style:name="T187" style:family="text">
      <style:text-properties style:font-name="Times new roman" fo:font-size="12pt" fo:language="nb" fo:country="NO" fo:font-style="normal" officeooo:rsid="0053adeb" style:font-size-asian="12pt" style:font-style-asian="normal" style:font-size-complex="12pt" style:font-style-complex="normal"/>
    </style:style>
    <style:style style:name="T188" style:family="text">
      <style:text-properties style:font-name="Times new roman" fo:font-size="12pt" fo:language="nb" fo:country="NO" fo:font-style="normal" officeooo:rsid="00546604" style:font-size-asian="12pt" style:font-style-asian="normal" style:font-size-complex="12pt" style:font-style-complex="normal"/>
    </style:style>
    <style:style style:name="T189" style:family="text">
      <style:text-properties style:font-name="Times new roman" fo:font-size="12pt" fo:language="nb" fo:country="NO" fo:font-style="normal" officeooo:rsid="003b282e" style:font-size-asian="12pt" style:font-style-asian="normal" style:font-size-complex="12pt" style:font-style-complex="normal"/>
    </style:style>
    <style:style style:name="T190" style:family="text">
      <style:text-properties style:font-name="Times new roman" fo:font-size="12pt" fo:language="nb" fo:country="NO" fo:font-style="normal" officeooo:rsid="0054c812" style:font-size-asian="12pt" style:font-style-asian="normal" style:font-size-complex="12pt" style:font-style-complex="normal"/>
    </style:style>
    <style:style style:name="T191" style:family="text">
      <style:text-properties style:font-name="Times new roman" fo:font-size="12pt" fo:language="nb" fo:country="NO" fo:font-style="normal" officeooo:rsid="00561269" style:font-size-asian="12pt" style:font-style-asian="normal" style:font-size-complex="12pt" style:font-style-complex="normal"/>
    </style:style>
    <style:style style:name="T192" style:family="text">
      <style:text-properties style:font-name="Times new roman" fo:font-size="12pt" fo:language="nb" fo:country="NO" fo:font-style="normal" officeooo:rsid="008dddd4" style:font-size-asian="12pt" style:font-style-asian="normal" style:font-size-complex="12pt" style:font-style-complex="normal"/>
    </style:style>
    <style:style style:name="T193" style:family="text">
      <style:text-properties style:font-name="Times new roman" fo:font-size="12pt" fo:language="nb" fo:country="NO" fo:font-style="normal" style:font-size-asian="12pt" style:language-asian="zh" style:country-asian="CN" style:font-style-asian="normal" style:font-size-complex="12pt" style:language-complex="hi" style:country-complex="IN" style:font-style-complex="normal"/>
    </style:style>
    <style:style style:name="T194" style:family="text">
      <style:text-properties style:font-name="Times new roman" fo:font-size="12pt" fo:language="nb" fo:country="NO" fo:font-style="normal" officeooo:rsid="00755645" style:font-size-asian="12pt" style:language-asian="zh" style:country-asian="CN" style:font-style-asian="normal" style:font-size-complex="12pt" style:language-complex="hi" style:country-complex="IN" style:font-style-complex="normal"/>
    </style:style>
    <style:style style:name="T195" style:family="text">
      <style:text-properties style:font-name="Times new roman" fo:font-size="12pt" fo:language="nb" fo:country="NO" fo:font-style="normal" officeooo:rsid="0077612a" style:font-size-asian="12pt" style:language-asian="zh" style:country-asian="CN" style:font-style-asian="normal" style:font-size-complex="12pt" style:language-complex="hi" style:country-complex="IN" style:font-style-complex="normal"/>
    </style:style>
    <style:style style:name="T196" style:family="text">
      <style:text-properties style:font-name="Times new roman" fo:font-size="12pt" fo:language="nb" fo:country="NO" fo:font-style="normal" officeooo:rsid="007440a1" style:font-size-asian="12pt" style:language-asian="zh" style:country-asian="CN" style:font-style-asian="normal" style:font-size-complex="12pt" style:language-complex="hi" style:country-complex="IN" style:font-style-complex="normal"/>
    </style:style>
    <style:style style:name="T197" style:family="text">
      <style:text-properties style:font-name="Times new roman" fo:font-size="12pt" fo:language="nb" fo:country="NO" fo:font-style="normal" officeooo:rsid="00770004" style:font-size-asian="12pt" style:language-asian="zh" style:country-asian="CN" style:font-style-asian="normal" style:font-size-complex="12pt" style:language-complex="hi" style:country-complex="IN" style:font-style-complex="normal"/>
    </style:style>
    <style:style style:name="T198" style:family="text">
      <style:text-properties style:font-name="Times new roman" fo:font-size="12pt" fo:language="nb" fo:country="NO" fo:font-style="normal" officeooo:rsid="00589813" style:font-size-asian="12pt" style:language-asian="zh" style:country-asian="CN" style:font-style-asian="normal" style:font-size-complex="12pt" style:language-complex="hi" style:country-complex="IN" style:font-style-complex="normal"/>
    </style:style>
    <style:style style:name="T199" style:family="text">
      <style:text-properties style:font-name="Times new roman" fo:font-size="12pt" fo:language="nb" fo:country="NO" fo:font-style="normal" officeooo:rsid="006f2325" style:font-size-asian="12pt" style:language-asian="zh" style:country-asian="CN" style:font-style-asian="normal" style:font-size-complex="12pt" style:language-complex="hi" style:country-complex="IN" style:font-style-complex="normal"/>
    </style:style>
    <style:style style:name="T200" style:family="text">
      <style:text-properties style:font-name="Times new roman" fo:font-size="12pt" fo:language="nb" fo:country="NO" fo:font-style="normal" officeooo:rsid="0070f14e" style:font-size-asian="12pt" style:language-asian="zh" style:country-asian="CN" style:font-style-asian="normal" style:font-size-complex="12pt" style:language-complex="hi" style:country-complex="IN" style:font-style-complex="normal"/>
    </style:style>
    <style:style style:name="T201" style:family="text">
      <style:text-properties style:font-name="Times new roman" fo:font-size="12pt" style:font-size-asian="12pt" style:font-size-complex="12pt"/>
    </style:style>
    <style:style style:name="T202" style:family="text">
      <style:text-properties style:font-name="Times new roman" fo:font-size="12pt" fo:font-style="normal" officeooo:rsid="0030d41e" style:font-size-asian="12pt" style:font-style-asian="normal" style:font-size-complex="12pt" style:font-style-complex="normal"/>
    </style:style>
    <style:style style:name="T203" style:family="text">
      <style:text-properties style:font-name="Times new roman" fo:font-size="12pt" fo:font-style="normal" officeooo:rsid="0027a140" style:font-size-asian="12pt" style:font-style-asian="normal" style:font-size-complex="12pt" style:font-style-complex="normal"/>
    </style:style>
    <style:style style:name="T204" style:family="text">
      <style:text-properties style:font-name="Times new roman" fo:font-size="12pt" fo:font-style="normal" officeooo:rsid="003c2e55" style:font-size-asian="12pt" style:font-style-asian="normal" style:font-size-complex="12pt" style:font-style-complex="normal"/>
    </style:style>
    <style:style style:name="T205" style:family="text">
      <style:text-properties style:font-name="Times new roman" fo:font-size="12pt" fo:font-style="normal" officeooo:rsid="00561269" style:font-size-asian="12pt" style:font-style-asian="normal" style:font-size-complex="12pt" style:font-style-complex="normal"/>
    </style:style>
    <style:style style:name="T206" style:family="text">
      <style:text-properties style:font-name="Times new roman" fo:font-size="12pt" fo:font-style="normal" officeooo:rsid="00566a7d" style:font-size-asian="12pt" style:font-style-asian="normal" style:font-size-complex="12pt" style:font-style-complex="normal"/>
    </style:style>
    <style:style style:name="T207" style:family="text">
      <style:text-properties style:font-name="Times new roman" fo:font-size="12pt" fo:font-style="italic" officeooo:rsid="0027a140" style:font-size-asian="12pt" style:font-style-asian="italic" style:font-size-complex="12pt" style:font-style-complex="italic"/>
    </style:style>
    <style:style style:name="T208" style:family="text">
      <style:text-properties fo:font-style="italic" officeooo:rsid="005ab6f7" style:language-asian="zh" style:country-asian="CN" style:font-style-asian="italic" style:language-complex="hi" style:country-complex="IN" style:font-style-complex="italic"/>
    </style:style>
    <style:style style:name="T209" style:family="text">
      <style:text-properties officeooo:rsid="005ab6f7" style:language-asian="zh" style:country-asian="CN" style:language-complex="hi" style:country-complex="IN"/>
    </style:style>
    <style:style style:name="T210" style:family="text">
      <style:text-properties officeooo:rsid="005bc0b9" style:language-asian="zh" style:country-asian="CN" style:language-complex="hi" style:country-complex="IN"/>
    </style:style>
    <style:style style:name="T211" style:family="text">
      <style:text-properties officeooo:rsid="005cd237" style:language-asian="zh" style:country-asian="CN" style:language-complex="hi" style:country-complex="IN"/>
    </style:style>
    <style:style style:name="T212" style:family="text">
      <style:text-properties officeooo:rsid="007ceb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Fra orden til uorden: teknovitenskap og etnometodologi i utdanning</text:h>
      <text:p text:style-name="P40">Forskningsspørsmål: Hvordan konstrueres digital læringsidentitet i Norsk skole?</text:p>
      <text:p text:style-name="Caption"/>
      <text:p text:style-name="Brodtekst"><text:span text:style-name="T17">«The superimposition of the power relations and knowledge relations assumes in the examination all its visible brilliance. It is yet another innovation of the classical age that the historians of science have left unexplored. People write the history of experiments on those born blind, on wolf-children or under hypnosis. But who will write the more general, more fluid, but also more determinant history of the ’examination’ - its rituals, its methods, its characters and their roles, its play a</text:span><text:span text:style-name="T18">of</text:span><text:span text:style-name="T17"> questions and answers, its system of marking and classification?» </text:span><text:reference-mark-start text:name="ZOTERO_ITEM CSL_CITATION {&quot;citationID&quot;:&quot;zFMwvyOV&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LTi1cghEzZ"/><text:span text:style-name="T17">(Foucault, 1977, s. 185)</text:span><text:reference-mark-end text:name="ZOTERO_ITEM CSL_CITATION {&quot;citationID&quot;:&quot;zFMwvyOV&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LTi1cghEzZ"/></text:p>
      <text:p text:style-name="P56"><text:span text:style-name="T50">S</text:span><text:span text:style-name="T71">tephen Ball starter boken </text:span><text:span text:style-name="T21">Foucault, power and education </text:span><text:reference-mark-start text:name="ZOTERO_ITEM CSL_CITATION {&quot;citationID&quot;:&quot;9iVJSZkj&quot;,&quot;properties&quot;:{&quot;formattedCitation&quot;:&quot;(2012)&quot;,&quot;plainCitation&quot;:&quot;(2012)&quot;,&quot;noteIndex&quot;:0},&quot;citationItems&quot;:[{&quot;id&quot;:389,&quot;uris&quot;:[&quot;http://zotero.org/users/2931661/items/NFX43A8T&quot;],&quot;uri&quot;:[&quot;http://zotero.org/users/2931661/items/NFX43A8T&quot;],&quot;itemData&quot;:{&quot;id&quot;:389,&quot;type&quot;:&quot;book&quot;,&quot;title&quot;:&quot;Foucault, power, and education&quot;,&quot;publisher&quot;:&quot;Routledge&quot;,&quot;author&quot;:[{&quot;family&quot;:&quot;Ball&quot;,&quot;given&quot;:&quot;Stephen&quot;}],&quot;issued&quot;:{&quot;date-parts&quot;:[[&quot;2012&quot;]]}},&quot;suppress-author&quot;:true}],&quot;schema&quot;:&quot;https://github.com/citation-style-language/schema/raw/master/csl-citation.json&quot;} RNDMq84pbRRZ3"/><text:span text:style-name="T21">(2012)</text:span><text:reference-mark-end text:name="ZOTERO_ITEM CSL_CITATION {&quot;citationID&quot;:&quot;9iVJSZkj&quot;,&quot;properties&quot;:{&quot;formattedCitation&quot;:&quot;(2012)&quot;,&quot;plainCitation&quot;:&quot;(2012)&quot;,&quot;noteIndex&quot;:0},&quot;citationItems&quot;:[{&quot;id&quot;:389,&quot;uris&quot;:[&quot;http://zotero.org/users/2931661/items/NFX43A8T&quot;],&quot;uri&quot;:[&quot;http://zotero.org/users/2931661/items/NFX43A8T&quot;],&quot;itemData&quot;:{&quot;id&quot;:389,&quot;type&quot;:&quot;book&quot;,&quot;title&quot;:&quot;Foucault, power, and education&quot;,&quot;publisher&quot;:&quot;Routledge&quot;,&quot;author&quot;:[{&quot;family&quot;:&quot;Ball&quot;,&quot;given&quot;:&quot;Stephen&quot;}],&quot;issued&quot;:{&quot;date-parts&quot;:[[&quot;2012&quot;]]}},&quot;suppress-author&quot;:true}],&quot;schema&quot;:&quot;https://github.com/citation-style-language/schema/raw/master/csl-citation.json&quot;} RNDMq84pbRRZ3"/><text:span text:style-name="T50"> </text:span><text:span text:style-name="T71">ved å spørre ’om man virkelig behøver enda en bok om Foucault?’ Ser man bort fra de store mengdene skriftlige arbeider som diskuterer Foucaults arbeid, ideer og konsepter generelt på tvers av et bredt utvalg av disipliner, har den </text:span><text:span text:style-name="T72">mengden </text:span><text:span text:style-name="T71">oppmerksomheten arbeidet hans har fått innenfor utdanning </text:span><text:span text:style-name="T72">gjort at en må spørre seg om det er noe nytt å kunne si. Jeg vil i likhet med Ball påstå at det få av disse arbeidene som likevel på noen dybtgående måte engasjerer seg i det genealogiske prosjektet anmodet av Foucault selv, eller som tar steget forbi det å kommentere hans ideer. I denne sammenheng </text:span></text:p>
      <text:p text:style-name="P55"><text:span text:style-name="T50">M</text:span><text:span text:style-name="T55">ichel Foucault har ofte fått mye av æren for den materielle vendingen i samfunnsvitenskapen på slutten av det forrige århundre</text:span><text:span text:style-name="T52">. </text:span><text:span text:style-name="T56">Foucault er kjent kjent for å vise, ved hjelp av bare noen få elegante konsepter, hvordan hele den moderne tidsalder og fremveksten av moderne institusjoner, slik som statsapparatet, kan beskrives som et arbeid med å ’skrive livet inn i historien’, eller overgangen fra ’kontrollen over territorier til kontrollen over befolkning(er)’. </text:span><text:span text:style-name="T53">Dette </text:span><text:span text:style-name="T19">biopolitiske</text:span><text:span text:style-name="T53"> utgangspunktet har hatt vidstrakt innflytelse over studier av utdanningsreformer </text:span><text:reference-mark-start text:name="ZOTERO_ITEM CSL_CITATION {&quot;citationID&quot;:&quot;qCF1Eyj6&quot;,&quot;properties&quot;:{&quot;formattedCitation&quot;:&quot;(Ball, Hoskins, Maguire, &amp; Braun, 2011)&quot;,&quot;plainCitation&quot;:&quot;(Ball, Hoskins, Maguire, &amp; Braun, 2011)&quot;,&quot;noteIndex&quot;:0},&quot;citationItems&quot;:[{&quot;id&quot;:111,&quot;uris&quot;:[&quot;http://zotero.org/users/2931661/items/HGPTJ25G&quot;],&quot;uri&quot;:[&quot;http://zotero.org/users/2931661/items/HGPTJ25G&quot;],&quot;itemData&quot;:{&quot;id&quot;:111,&quot;type&quot;:&quot;article-journal&quot;,&quot;title&quot;:&quot;Disciplinary texts: A policy analysis of national and local behaviour policies&quot;,&quot;container-title&quot;:&quot;Critical Studies in Education&quot;,&quot;page&quot;:&quot;1–14&quot;,&quot;volume&quot;:&quot;52&quot;,&quot;issue&quot;:&quot;1&quot;,&quot;author&quot;:[{&quot;family&quot;:&quot;Ball&quot;,&quot;given&quot;:&quot;Stephen&quot;},{&quot;family&quot;:&quot;Hoskins&quot;,&quot;given&quot;:&quot;Kate&quot;},{&quot;family&quot;:&quot;Maguire&quot;,&quot;given&quot;:&quot;Meg&quot;},{&quot;family&quot;:&quot;Braun&quot;,&quot;given&quot;:&quot;Annette&quot;}],&quot;issued&quot;:{&quot;date-parts&quot;:[[&quot;2011&quot;]]}}}],&quot;schema&quot;:&quot;https://github.com/citation-style-language/schema/raw/master/csl-citation.json&quot;} RNDIWEPulAc2x"/><text:span text:style-name="T53">(Ball, Hoskins, Maguire, &amp; Braun, 2011)</text:span><text:reference-mark-end text:name="ZOTERO_ITEM CSL_CITATION {&quot;citationID&quot;:&quot;qCF1Eyj6&quot;,&quot;properties&quot;:{&quot;formattedCitation&quot;:&quot;(Ball, Hoskins, Maguire, &amp; Braun, 2011)&quot;,&quot;plainCitation&quot;:&quot;(Ball, Hoskins, Maguire, &amp; Braun, 2011)&quot;,&quot;noteIndex&quot;:0},&quot;citationItems&quot;:[{&quot;id&quot;:111,&quot;uris&quot;:[&quot;http://zotero.org/users/2931661/items/HGPTJ25G&quot;],&quot;uri&quot;:[&quot;http://zotero.org/users/2931661/items/HGPTJ25G&quot;],&quot;itemData&quot;:{&quot;id&quot;:111,&quot;type&quot;:&quot;article-journal&quot;,&quot;title&quot;:&quot;Disciplinary texts: A policy analysis of national and local behaviour policies&quot;,&quot;container-title&quot;:&quot;Critical Studies in Education&quot;,&quot;page&quot;:&quot;1–14&quot;,&quot;volume&quot;:&quot;52&quot;,&quot;issue&quot;:&quot;1&quot;,&quot;author&quot;:[{&quot;family&quot;:&quot;Ball&quot;,&quot;given&quot;:&quot;Stephen&quot;},{&quot;family&quot;:&quot;Hoskins&quot;,&quot;given&quot;:&quot;Kate&quot;},{&quot;family&quot;:&quot;Maguire&quot;,&quot;given&quot;:&quot;Meg&quot;},{&quot;family&quot;:&quot;Braun&quot;,&quot;given&quot;:&quot;Annette&quot;}],&quot;issued&quot;:{&quot;date-parts&quot;:[[&quot;2011&quot;]]}}}],&quot;schema&quot;:&quot;https://github.com/citation-style-language/schema/raw/master/csl-citation.json&quot;} RNDIWEPulAc2x"/><text:span text:style-name="T53">, utdanningsvitenskap og digitalisering</text:span><text:span text:style-name="T57"> </text:span><text:reference-mark-start text:name="ZOTERO_ITEM CSL_CITATION {&quot;citationID&quot;:&quot;3CC8qhr9&quot;,&quot;properties&quot;:{&quot;formattedCitation&quot;:&quot;(Williamson, 2016)&quot;,&quot;plainCitation&quot;:&quot;(Williamson, 2016)&quot;,&quot;noteIndex&quot;:0},&quot;citationItems&quot;:[{&quot;id&quot;:392,&quot;uris&quot;:[&quot;http://zotero.org/users/2931661/items/V8HFI86K&quot;],&quot;uri&quot;:[&quot;http://zotero.org/users/2931661/items/V8HFI86K&quot;],&quot;itemData&quot;:{&quot;id&quot;:392,&quot;type&quot;:&quot;article-journal&quot;,&quot;title&quot;:&quot;Coding the biodigital child: the biopolitics and pedagogic strategies of educational data science&quot;,&quot;container-title&quot;:&quot;Pedagogy, Culture &amp; Society&quot;,&quot;page&quot;:&quot;401–416&quot;,&quot;volume&quot;:&quot;24&quot;,&quot;issue&quot;:&quot;3&quot;,&quot;author&quot;:[{&quot;family&quot;:&quot;Williamson&quot;,&quot;given&quot;:&quot;Ben&quot;}],&quot;issued&quot;:{&quot;date-parts&quot;:[[&quot;2016&quot;]]}}}],&quot;schema&quot;:&quot;https://github.com/citation-style-language/schema/raw/master/csl-citation.json&quot;} RNDYNbwRepbwp"/>(Williamson, 2016)<text:reference-mark-end text:name="ZOTERO_ITEM CSL_CITATION {&quot;citationID&quot;:&quot;3CC8qhr9&quot;,&quot;properties&quot;:{&quot;formattedCitation&quot;:&quot;(Williamson, 2016)&quot;,&quot;plainCitation&quot;:&quot;(Williamson, 2016)&quot;,&quot;noteIndex&quot;:0},&quot;citationItems&quot;:[{&quot;id&quot;:392,&quot;uris&quot;:[&quot;http://zotero.org/users/2931661/items/V8HFI86K&quot;],&quot;uri&quot;:[&quot;http://zotero.org/users/2931661/items/V8HFI86K&quot;],&quot;itemData&quot;:{&quot;id&quot;:392,&quot;type&quot;:&quot;article-journal&quot;,&quot;title&quot;:&quot;Coding the biodigital child: the biopolitics and pedagogic strategies of educational data science&quot;,&quot;container-title&quot;:&quot;Pedagogy, Culture &amp; Society&quot;,&quot;page&quot;:&quot;401–416&quot;,&quot;volume&quot;:&quot;24&quot;,&quot;issue&quot;:&quot;3&quot;,&quot;author&quot;:[{&quot;family&quot;:&quot;Williamson&quot;,&quot;given&quot;:&quot;Ben&quot;}],&quot;issued&quot;:{&quot;date-parts&quot;:[[&quot;2016&quot;]]}}}],&quot;schema&quot;:&quot;https://github.com/citation-style-language/schema/raw/master/csl-citation.json&quot;} RNDYNbwRepbwp"/><text:span text:style-name="T53">, men l</text:span><text:span text:style-name="T56">ikevel er det svært få studier som </text:span><text:span text:style-name="T53">imøtekommer Foucault sin egen anmodning</text:span><text:span text:style-name="T54">. </text:span></text:p>
      <text:p text:style-name="Brodtekst"><text:soft-page-break/><text:span text:style-name="T58">Jeg vil si meg</text:span><text:span text:style-name="T54"> </text:span><text:span text:style-name="T57">enig med</text:span><text:span text:style-name="T54"> Stephen Ball </text:span><text:reference-mark-start text:name="ZOTERO_ITEM CSL_CITATION {&quot;citationID&quot;:&quot;XncTfxZG&quot;,&quot;properties&quot;:{&quot;formattedCitation&quot;:&quot;(Ball, 2012)&quot;,&quot;plainCitation&quot;:&quot;(Ball, 2012)&quot;,&quot;noteIndex&quot;:0},&quot;citationItems&quot;:[{&quot;id&quot;:389,&quot;uris&quot;:[&quot;http://zotero.org/users/2931661/items/NFX43A8T&quot;],&quot;uri&quot;:[&quot;http://zotero.org/users/2931661/items/NFX43A8T&quot;],&quot;itemData&quot;:{&quot;id&quot;:389,&quot;type&quot;:&quot;book&quot;,&quot;title&quot;:&quot;Foucault, power, and education&quot;,&quot;publisher&quot;:&quot;Routledge&quot;,&quot;author&quot;:[{&quot;family&quot;:&quot;Ball&quot;,&quot;given&quot;:&quot;Stephen&quot;}],&quot;issued&quot;:{&quot;date-parts&quot;:[[&quot;2012&quot;]]}}}],&quot;schema&quot;:&quot;https://github.com/citation-style-language/schema/raw/master/csl-citation.json&quot;} RNDc9n3oMVYth"/><text:span text:style-name="T54">(Ball, 2012)</text:span><text:reference-mark-end text:name="ZOTERO_ITEM CSL_CITATION {&quot;citationID&quot;:&quot;XncTfxZG&quot;,&quot;properties&quot;:{&quot;formattedCitation&quot;:&quot;(Ball, 2012)&quot;,&quot;plainCitation&quot;:&quot;(Ball, 2012)&quot;,&quot;noteIndex&quot;:0},&quot;citationItems&quot;:[{&quot;id&quot;:389,&quot;uris&quot;:[&quot;http://zotero.org/users/2931661/items/NFX43A8T&quot;],&quot;uri&quot;:[&quot;http://zotero.org/users/2931661/items/NFX43A8T&quot;],&quot;itemData&quot;:{&quot;id&quot;:389,&quot;type&quot;:&quot;book&quot;,&quot;title&quot;:&quot;Foucault, power, and education&quot;,&quot;publisher&quot;:&quot;Routledge&quot;,&quot;author&quot;:[{&quot;family&quot;:&quot;Ball&quot;,&quot;given&quot;:&quot;Stephen&quot;}],&quot;issued&quot;:{&quot;date-parts&quot;:[[&quot;2012&quot;]]}}}],&quot;schema&quot;:&quot;https://github.com/citation-style-language/schema/raw/master/csl-citation.json&quot;} RNDc9n3oMVYth"/><text:span text:style-name="T1"> </text:span><text:span text:style-name="T153">og </text:span><text:span text:style-name="T152">Richard Nieshes </text:span><text:reference-mark-start text:name="ZOTERO_ITEM CSL_CITATION {&quot;citationID&quot;:&quot;E5KparoL&quot;,&quot;properties&quot;:{&quot;formattedCitation&quot;:&quot;(Niesche, 2016)&quot;,&quot;plainCitation&quot;:&quot;(Niesche, 2016)&quot;,&quot;noteIndex&quot;:0},&quot;citationItems&quot;:[{&quot;id&quot;:390,&quot;uris&quot;:[&quot;http://zotero.org/users/2931661/items/Q2GCQZUA&quot;],&quot;uri&quot;:[&quot;http://zotero.org/users/2931661/items/Q2GCQZUA&quot;],&quot;itemData&quot;:{&quot;id&quot;:390,&quot;type&quot;:&quot;article-journal&quot;,&quot;title&quot;:&quot;What use is Foucault in education today?&quot;,&quot;container-title&quot;:&quot;Journal of Educational Administration and History&quot;,&quot;page&quot;:&quot;113–118&quot;,&quot;volume&quot;:&quot;48&quot;,&quot;issue&quot;:&quot;1&quot;,&quot;author&quot;:[{&quot;family&quot;:&quot;Niesche&quot;,&quot;given&quot;:&quot;Richard&quot;}],&quot;issued&quot;:{&quot;date-parts&quot;:[[&quot;2016&quot;]]}}}],&quot;schema&quot;:&quot;https://github.com/citation-style-language/schema/raw/master/csl-citation.json&quot;} RNDkE5zsMykld"/><text:span text:style-name="T152">(Niesche, 2016)</text:span><text:reference-mark-end text:name="ZOTERO_ITEM CSL_CITATION {&quot;citationID&quot;:&quot;E5KparoL&quot;,&quot;properties&quot;:{&quot;formattedCitation&quot;:&quot;(Niesche, 2016)&quot;,&quot;plainCitation&quot;:&quot;(Niesche, 2016)&quot;,&quot;noteIndex&quot;:0},&quot;citationItems&quot;:[{&quot;id&quot;:390,&quot;uris&quot;:[&quot;http://zotero.org/users/2931661/items/Q2GCQZUA&quot;],&quot;uri&quot;:[&quot;http://zotero.org/users/2931661/items/Q2GCQZUA&quot;],&quot;itemData&quot;:{&quot;id&quot;:390,&quot;type&quot;:&quot;article-journal&quot;,&quot;title&quot;:&quot;What use is Foucault in education today?&quot;,&quot;container-title&quot;:&quot;Journal of Educational Administration and History&quot;,&quot;page&quot;:&quot;113–118&quot;,&quot;volume&quot;:&quot;48&quot;,&quot;issue&quot;:&quot;1&quot;,&quot;author&quot;:[{&quot;family&quot;:&quot;Niesche&quot;,&quot;given&quot;:&quot;Richard&quot;}],&quot;issued&quot;:{&quot;date-parts&quot;:[[&quot;2016&quot;]]}}}],&quot;schema&quot;:&quot;https://github.com/citation-style-language/schema/raw/master/csl-citation.json&quot;} RNDkE5zsMykld"/><text:span text:style-name="T1"> </text:span><text:span text:style-name="T153">om at selv om det knapt er mer å si om Foucault sine ideer og konsepter er det få </text:span><text:span text:style-name="T154">som har tatt steget forbi det å kommentere på disse ideene og som faktisk har satt dem i verk. Dette inkluderer en reflekterende tilnærming til den inflytelsen det å arbeide med Foucaul</text:span><text:span text:style-name="T160">t</text:span><text:span text:style-name="T154"> og hans intellektuelle stil og standpunkt har hatt, noe som også bør være en integrert del av et refleksivt etnografisk arbeid. Jeg vil derfor</text:span><text:span text:style-name="T155"> dykke litt ned i Foucault sitt arbeide her og se nærmere på den inflytelsen dette arbeide og dens mange utgreninger og hybridiseringer har hatt på dette og lignende studier. </text:span><text:span text:style-name="T156">Ikke kun for å skape en teoretisk bakgrunn for dette og lignende studier, men også for å forklare mangelen på metodologisk innovasjon innenfor det foucauldianske ’genealogiske prosjektet’ innen utdanning, </text:span><text:span text:style-name="T157">måten utdanning i marginal grad er representert innen STS literaturen og måten jeg selv angriper dette problemet.</text:span><text:span text:style-name="T52"> </text:span><text:span text:style-name="T59">Det vil ikke si </text:span><text:span text:style-name="T60">at det ikke foreligger viktige teoretiske og metodologiske arbeid som tar for seg denne problematikken, både innen utdanningsstudier og utdannings-STS. Det er heller det underliggende skillet mellom de to </text:span><text:span text:style-name="T61">feltene som jeg anser som problematisk. </text:span></text:p>
      <text:p text:style-name="Brodtekst"><text:span text:style-name="T61">Å sammenligne utdanningsstudier med utdannings-STS er </text:span><text:span text:style-name="T70">i utgangspunktet nokså unaturlig</text:span><text:span text:style-name="T61">. </text:span><text:span text:style-name="T70">For m</text:span><text:span text:style-name="T61">ens utdanningsstudier omfavner en lang rekke disipliner er det noe tvilsomt om STS i heletatt kan betegnes som en disiplin </text:span><text:span text:style-name="T62">i seg selv</text:span><text:span text:style-name="T61">, for ikke å snakke om et ’underliggende’ felt som utdannings-STS. </text:span><text:span text:style-name="T62">Paradoksalt nok vil jeg si meg enig med (professor i informatikk) Geoffrey Bowker </text:span><text:reference-mark-start text:name="ZOTERO_ITEM CSL_CITATION {&quot;citationID&quot;:&quot;VnM0XEBQ&quot;,&quot;properties&quot;:{&quot;formattedCitation&quot;:&quot;(2016)&quot;,&quot;plainCitation&quot;:&quot;(2016)&quot;,&quot;noteIndex&quot;:0},&quot;citationItems&quot;:[{&quot;id&quot;:393,&quot;uris&quot;:[&quot;http://zotero.org/users/2931661/items/UE79UBY9&quot;],&quot;uri&quot;:[&quot;http://zotero.org/users/2931661/items/UE79UBY9&quot;],&quot;itemData&quot;:{&quot;id&quot;:393,&quot;type&quot;:&quot;speech&quot;,&quot;title&quot;:&quot;Life in the dataverse&quot;,&quot;event&quot;:&quot;Forum for Vitenskapsteori&quot;,&quot;author&quot;:[{&quot;family&quot;:&quot;Bowker&quot;,&quot;given&quot;:&quot;Geoffrey&quot;}],&quot;issued&quot;:{&quot;date-parts&quot;:[[&quot;2016&quot;,9,14]]}},&quot;suppress-author&quot;:true}],&quot;schema&quot;:&quot;https://github.com/citation-style-language/schema/raw/master/csl-citation.json&quot;} RNDXVCkQOmh1z"/><text:span text:style-name="T62">(2016)</text:span><text:reference-mark-end text:name="ZOTERO_ITEM CSL_CITATION {&quot;citationID&quot;:&quot;VnM0XEBQ&quot;,&quot;properties&quot;:{&quot;formattedCitation&quot;:&quot;(2016)&quot;,&quot;plainCitation&quot;:&quot;(2016)&quot;,&quot;noteIndex&quot;:0},&quot;citationItems&quot;:[{&quot;id&quot;:393,&quot;uris&quot;:[&quot;http://zotero.org/users/2931661/items/UE79UBY9&quot;],&quot;uri&quot;:[&quot;http://zotero.org/users/2931661/items/UE79UBY9&quot;],&quot;itemData&quot;:{&quot;id&quot;:393,&quot;type&quot;:&quot;speech&quot;,&quot;title&quot;:&quot;Life in the dataverse&quot;,&quot;event&quot;:&quot;Forum for Vitenskapsteori&quot;,&quot;author&quot;:[{&quot;family&quot;:&quot;Bowker&quot;,&quot;given&quot;:&quot;Geoffrey&quot;}],&quot;issued&quot;:{&quot;date-parts&quot;:[[&quot;2016&quot;,9,14]]}},&quot;suppress-author&quot;:true}],&quot;schema&quot;:&quot;https://github.com/citation-style-language/schema/raw/master/csl-citation.json&quot;} RNDXVCkQOmh1z"/><text:span text:style-name="T62"> </text:span><text:span text:style-name="T63">i at STS ikke kan betegnes som et felt, og ei heller et sett med kanoniske skrifter. </text:span><text:span text:style-name="T65">STS </text:span><text:span text:style-name="T67">har</text:span><text:span text:style-name="T65"> vært beskrevet som et forsøk på å demokratisere vitenskapen og teknologi ved å sette fokus på de sosiale og kontekstuelle aspektene ved </text:span><text:span text:style-name="T66">teknologioptimismen</text:span><text:span text:style-name="T65">; </text:span><text:span text:style-name="T66">sjokkene over de vitenskapelige miljøene sin rolle i produksjonen av atomvåpen og krigføringen i Vietnam, og konsekvensene av miljøgifter som DDT, det sosio-biologiske grunnlaget for patriarki og rase-teori, osv. </text:span><text:s/><text:span text:style-name="T158">Det har fra starten vokst frem i dynamikken mellom de som eksplisitt tok utgangspunkt i det politiske engasjementet knyttet til sosiale bevegelser, slik som feminismen </text:span><text:span text:style-name="T159">og marxismen, og de med en mer ren akademisk tilknytting til målet om å forstå vitenskap i praksis, eller måten vitenskap </text:span><text:span text:style-name="T20">virkelig </text:span><text:span text:style-name="T68">virker og utvikler seg </text:span><text:reference-mark-start text:name="ZOTERO_ITEM CSL_CITATION {&quot;citationID&quot;:&quot;bestWCFJ&quot;,&quot;properties&quot;:{&quot;formattedCitation&quot;:&quot;(Asdal, Brenna, &amp; Moser, 2007, s. 7\\uc0\\u8211{}12)&quot;,&quot;plainCitation&quot;:&quot;(Asdal, Brenna, &amp; Moser, 2007, s. 7–12)&quot;,&quot;noteIndex&quot;:0},&quot;citationItems&quot;:[{&quot;id&quot;:118,&quot;uris&quot;:[&quot;http://zotero.org/users/2931661/items/CDJ6EAQP&quot;],&quot;uri&quot;:[&quot;http://zotero.org/users/2931661/items/CDJ6EAQP&quot;],&quot;itemData&quot;:{&quot;id&quot;:118,&quot;type&quot;:&quot;book&quot;,&quot;title&quot;:&quot;Technoscience: The politics of interventions&quot;,&quot;publisher&quot;:&quot;Oslo Academic Press&quot;,&quot;author&quot;:[{&quot;family&quot;:&quot;Asdal&quot;,&quot;given&quot;:&quot;Kristin&quot;},{&quot;family&quot;:&quot;Brenna&quot;,&quot;given&quot;:&quot;Brita&quot;},{&quot;family&quot;:&quot;Moser&quot;,&quot;given&quot;:&quot;Ingunn&quot;}],&quot;issued&quot;:{&quot;date-parts&quot;:[[&quot;2007&quot;]]}},&quot;locator&quot;:&quot;7-12&quot;}],&quot;schema&quot;:&quot;https://github.com/citation-style-language/schema/raw/master/csl-citation.json&quot;} RNDRiPBdl6ARc"/><text:span text:style-name="T169">(Asdal, Brenna, &amp; Moser, 2007, s. 7</text:span><text:span text:style-name="T170">–12)</text:span><text:reference-mark-end text:name="ZOTERO_ITEM CSL_CITATION {&quot;citationID&quot;:&quot;bestWCFJ&quot;,&quot;properties&quot;:{&quot;formattedCitation&quot;:&quot;(Asdal, Brenna, &amp; Moser, 2007, s. 7\\uc0\\u8211{}12)&quot;,&quot;plainCitation&quot;:&quot;(Asdal, Brenna, &amp; Moser, 2007, s. 7–12)&quot;,&quot;noteIndex&quot;:0},&quot;citationItems&quot;:[{&quot;id&quot;:118,&quot;uris&quot;:[&quot;http://zotero.org/users/2931661/items/CDJ6EAQP&quot;],&quot;uri&quot;:[&quot;http://zotero.org/users/2931661/items/CDJ6EAQP&quot;],&quot;itemData&quot;:{&quot;id&quot;:118,&quot;type&quot;:&quot;book&quot;,&quot;title&quot;:&quot;Technoscience: The politics of interventions&quot;,&quot;publisher&quot;:&quot;Oslo Academic Press&quot;,&quot;author&quot;:[{&quot;family&quot;:&quot;Asdal&quot;,&quot;given&quot;:&quot;Kristin&quot;},{&quot;family&quot;:&quot;Brenna&quot;,&quot;given&quot;:&quot;Brita&quot;},{&quot;family&quot;:&quot;Moser&quot;,&quot;given&quot;:&quot;Ingunn&quot;}],&quot;issued&quot;:{&quot;date-parts&quot;:[[&quot;2007&quot;]]}},&quot;locator&quot;:&quot;7-12&quot;}],&quot;schema&quot;:&quot;https://github.com/citation-style-language/schema/raw/master/csl-citation.json&quot;} RNDRiPBdl6ARc"/><text:span text:style-name="T68">. </text:span></text:p>
      <text:p text:style-name="P53"><text:span text:style-name="T65">N</text:span><text:span text:style-name="T69">år utdannings-STS beskriver seg selv som et underfelt av STS er problemet både at det forsterker hierarkiet mellom studiene av vitenskap og utdanning, hvilke er det motsatte av det Foucault sier. </text:span></text:p>
      <text:p text:style-name="P54"><text:soft-page-break/><text:span text:style-name="T69">Omvendt så er det å</text:span><text:span text:style-name="T68"> </text:span><text:span text:style-name="T24">betegne utdanningsvitenskap som et </text:span><text:span text:style-name="T69">stabilt </text:span><text:span text:style-name="T24">felt </text:span><text:span text:style-name="T69">også å feile</text:span><text:span text:style-name="T24"> å se måten denne kategoriseringen selv er i utvikling. </text:span></text:p>
      <text:p text:style-name="P52"><text:span text:style-name="T65">D</text:span><text:span text:style-name="T24">e sosiale bevegelsene kan sies å ha være vekket igjen i relasjon til data vitenskapen. </text:span></text:p>
      <text:p text:style-name="P52"><text:span text:style-name="T24"/></text:p>
      <text:p text:style-name="P51"><text:span text:style-name="T63"/></text:p>
      <text:p text:style-name="P51"><text:span text:style-name="T64"/></text:p>
      <text:p text:style-name="P45"><text:span text:style-name="T1"/></text:p>
      <text:p text:style-name="P45"><text:span text:style-name="T1"/></text:p>
      <text:p text:style-name="P45"><text:span text:style-name="T1"/></text:p>
      <text:p text:style-name="P45"><text:span text:style-name="T1"/></text:p>
      <text:p text:style-name="Brodtekst"><text:span text:style-name="T17"/></text:p>
      <text:p text:style-name="P50"><text:span text:style-name="T92">«For in this slender technique are to be found a whole domain of knowledge, a whole type of power. </text:span><text:span text:style-name="T93">One often speaks of the ideology that the human ’sciences’ bring with them, in either discreet or prolix manner. But does their very technology, this tiny operational schema that has become so widespread (from psychietry to pedagogy, from the diagnosis of diseases to the hiring of labour), this familiar method of examination, implement, within a single mechanism, power relations that make it possible to extract and constitute knowledge? It is not simply at the level of consciousness, of representations and in what one thinks one knows, but at the level of what makes possible the knowldge that is transformed into political invenstment.» </text:span><text:reference-mark-start text:name="ZOTERO_ITEM CSL_CITATION {&quot;citationID&quot;:&quot;TuYur37k&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GGWFdxFUXf"/><text:span text:style-name="T51">(Foucault, 1977, s. 185)</text:span><text:reference-mark-end text:name="ZOTERO_ITEM CSL_CITATION {&quot;citationID&quot;:&quot;TuYur37k&quot;,&quot;properties&quot;:{&quot;formattedCitation&quot;:&quot;(Foucault, 1977, s. 185)&quot;,&quot;plainCitation&quot;:&quot;(Foucault, 1977, s. 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5&quot;}],&quot;schema&quot;:&quot;https://github.com/citation-style-language/schema/raw/master/csl-citation.json&quot;} RNDGGWFdxFUXf"/></text:p>
      <text:p text:style-name="P49"><text:span text:style-name="T48">«</text:span><text:span text:style-name="T50">The examination combines the techniques of an observing hierarchy and those of a nomalizing judgement. It is a normalizing gaze, a surveillance that makes it possible to qualify, to classify and to punish. It establishes over individuals a visibility through which one differentiates them and judges them. That is why, in all the mechanisms of discipline, the examination is highly ritualized. In it are combined the ceremony of power and the form of the expertiment, the deployment of force and the establishment of truth. At the heart of the </text:span><text:soft-page-break/><text:span text:style-name="T50">procedures of discipline, it manifests the subjection of those who are perceived as objects and the objectification of those who are subjected.» </text:span><text:span text:style-name="T51"><text:s/></text:span><text:reference-mark-start text:name="ZOTERO_ITEM CSL_CITATION {&quot;citationID&quot;:&quot;81mxUANU&quot;,&quot;properties&quot;:{&quot;formattedCitation&quot;:&quot;(Foucault, 1977, s. 184\\uc0\\u8211{}185)&quot;,&quot;plainCitation&quot;:&quot;(Foucault, 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chema&quot;:&quot;https://github.com/citation-style-language/schema/raw/master/csl-citation.json&quot;} RND9vXcXvXwu1"/><text:span text:style-name="T167">(Foucault, 1977, s. 184</text:span><text:span text:style-name="T168">–185)</text:span><text:reference-mark-end text:name="ZOTERO_ITEM CSL_CITATION {&quot;citationID&quot;:&quot;81mxUANU&quot;,&quot;properties&quot;:{&quot;formattedCitation&quot;:&quot;(Foucault, 1977, s. 184\\uc0\\u8211{}185)&quot;,&quot;plainCitation&quot;:&quot;(Foucault, 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chema&quot;:&quot;https://github.com/citation-style-language/schema/raw/master/csl-citation.json&quot;} RND9vXcXvXwu1"/></text:p>
      <text:p text:style-name="Brodtekst"><text:span text:style-name="T35">H</text:span><text:span text:style-name="T44">ierarchical observation: «The exercise of discipline presupposes a mechanism that coerces by means of observation; an apparatus in which the techniques that make it possible to see induce effects of power, and in which, conversely, the means of coercion makes those on whom they are applied clearly visible... Side by side with the major technology of the telescope, the lens and the light beam, which were an integral part of the new physics and cosmology, there were the minor techniques of multiple and intersecting observations, of eyes that must see without being seen; using techniques of subjection and methods of exploitation, an obscure art of light and the visible was secretly preparing a new knowledge of man.» </text:span><text:reference-mark-start text:name="ZOTERO_ITEM CSL_CITATION {&quot;citationID&quot;:&quot;HUfXcg7O&quot;,&quot;properties&quot;:{&quot;formattedCitation&quot;:&quot;(Foucault, 1977, s. 170\\uc0\\u8211{}171)&quot;,&quot;plainCitation&quot;:&quot;(Foucault, 1977, s. 170–171)&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0-171&quot;}],&quot;schema&quot;:&quot;https://github.com/citation-style-language/schema/raw/master/csl-citation.json&quot;} RNDK5aUlZITJV"/><text:span text:style-name="T165">(Foucault, 1977, s. 170</text:span><text:span text:style-name="T170">–171)</text:span><text:reference-mark-end text:name="ZOTERO_ITEM CSL_CITATION {&quot;citationID&quot;:&quot;HUfXcg7O&quot;,&quot;properties&quot;:{&quot;formattedCitation&quot;:&quot;(Foucault, 1977, s. 170\\uc0\\u8211{}171)&quot;,&quot;plainCitation&quot;:&quot;(Foucault, 1977, s. 170–171)&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0-171&quot;}],&quot;schema&quot;:&quot;https://github.com/citation-style-language/schema/raw/master/csl-citation.json&quot;} RNDK5aUlZITJV"/></text:p>
      <text:p text:style-name="Brodtekst"><text:span text:style-name="T44">«</text:span><text:span text:style-name="T45">A whole problematic then develops: that of an architecture that is no longer built simply to be seen... or to observe the external space... but to permit an internal, articulated and detailed control – to render visible those who are inside it; in more general terms, an architecture that would operate to transform individuals: to act on those it shelters, to provide a hold on their conduct, to carry the effects of power right to them, to make it possible to know them, to alter them... The old simple schema of confinement and enclosure – thick walls, a heavy gate that preventes entering or leaving – began to be replaced by the calculation of openings, of filled and empty spaces, passages and transparencies.» </text:span><text:reference-mark-start text:name="ZOTERO_ITEM CSL_CITATION {&quot;citationID&quot;:&quot;y4oUTlf4&quot;,&quot;properties&quot;:{&quot;formattedCitation&quot;:&quot;(Foucault, 1977, s. 172)&quot;,&quot;plainCitation&quot;:&quot;(Foucault, 1977, s. 172)&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2&quot;}],&quot;schema&quot;:&quot;https://github.com/citation-style-language/schema/raw/master/csl-citation.json&quot;} RND8KGOp48PoU"/><text:span text:style-name="T45">(Foucault, 1977, s. 172)</text:span><text:reference-mark-end text:name="ZOTERO_ITEM CSL_CITATION {&quot;citationID&quot;:&quot;y4oUTlf4&quot;,&quot;properties&quot;:{&quot;formattedCitation&quot;:&quot;(Foucault, 1977, s. 172)&quot;,&quot;plainCitation&quot;:&quot;(Foucault, 1977, s. 172)&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2&quot;}],&quot;schema&quot;:&quot;https://github.com/citation-style-language/schema/raw/master/csl-citation.json&quot;} RND8KGOp48PoU"/></text:p>
      <text:p text:style-name="P48"><text:span text:style-name="T35">«T</text:span><text:span text:style-name="T46">he order that disciplinary punishment must enforce is of a mixed nature: it is an ’artificial’ order, explicitly laid down by a law, a programme, a set of regulations. But it is also an order defined by natural and observable processes: the duration of an apprenticeship, the time taken to perform an exercise, the level of aptitude refer to a regularity that is also a rule... Disiplinary punishment has the function of reducing gaps. It must therefore be essentially </text:span><text:span text:style-name="T15">corrective. </text:span><text:span text:style-name="T46">In addition to punishments borrowed directly from the juicial model (fines, flogging, solitary confinement), the disciplinary system facour punishments that are exercise – intesified, multiplied forms of training, several times repeated... </text:span><text:span text:style-name="T47">Disciplinary punishment is, in the main, isomorphic with obligation itself; it is not so much the vengeance of an outraged law as its repetition, its reduplicated insistance. So much so that the correctivce effect expected of it involves only incidentally expiation and repentance; it is obtained directly through the mechanics of a training. To punish is to exercise.»</text:span><text:span text:style-name="T46"> </text:span><text:reference-mark-start text:name="ZOTERO_ITEM CSL_CITATION {&quot;citationID&quot;:&quot;Bw0S8Y6t&quot;,&quot;properties&quot;:{&quot;formattedCitation&quot;:&quot;(Foucault, 1977, s. 179\\uc0\\u8211{}180)&quot;,&quot;plainCitation&quot;:&quot;(Foucault, 1977, s. 179–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9-180&quot;}],&quot;schema&quot;:&quot;https://github.com/citation-style-language/schema/raw/master/csl-citation.json&quot;} RNDU7XvLijnAW"/><text:span text:style-name="T166">(Foucault, 1977, s. 179</text:span><text:span text:style-name="T170">–180)</text:span><text:reference-mark-end text:name="ZOTERO_ITEM CSL_CITATION {&quot;citationID&quot;:&quot;Bw0S8Y6t&quot;,&quot;properties&quot;:{&quot;formattedCitation&quot;:&quot;(Foucault, 1977, s. 179\\uc0\\u8211{}180)&quot;,&quot;plainCitation&quot;:&quot;(Foucault, 1977, s. 179–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79-180&quot;}],&quot;schema&quot;:&quot;https://github.com/citation-style-language/schema/raw/master/csl-citation.json&quot;} RNDU7XvLijnAW"/></text:p>
      <text:p text:style-name="Brodtekst"><text:soft-page-break/><text:span text:style-name="T47">«In discipline, punishment is only one element of a double system: gratification-punishment. And it is this system that operates in the process of training and correction.... instead of the simple division of prohibition, as practised in penal justice, we have a distribution betweeen a positive pole and a negative pole; all behaviour falls in the field between good and bad remarks, good and bad points. Moreover, it is possible to quantify this field and work out and arithmetical economy based on it.» </text:span><text:reference-mark-start text:name="ZOTERO_ITEM CSL_CITATION {&quot;citationID&quot;:&quot;vTNE1zHg&quot;,&quot;properties&quot;:{&quot;formattedCitation&quot;:&quot;(Foucault, 1977, s. 180)&quot;,&quot;plainCitation&quot;:&quot;(Foucault, 1977, s. 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0&quot;}],&quot;schema&quot;:&quot;https://github.com/citation-style-language/schema/raw/master/csl-citation.json&quot;} RNDHfdmPhzjYy"/><text:span text:style-name="T47">(Foucault, 1977, s. 180)</text:span><text:reference-mark-end text:name="ZOTERO_ITEM CSL_CITATION {&quot;citationID&quot;:&quot;vTNE1zHg&quot;,&quot;properties&quot;:{&quot;formattedCitation&quot;:&quot;(Foucault, 1977, s. 180)&quot;,&quot;plainCitation&quot;:&quot;(Foucault, 1977, s. 180)&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0&quot;}],&quot;schema&quot;:&quot;https://github.com/citation-style-language/schema/raw/master/csl-citation.json&quot;} RNDHfdmPhzjYy"/></text:p>
      <text:p text:style-name="Brodtekst"><text:span text:style-name="T151">«The perpetual penality that traverses all points and supervises every instant in the disciplinary institutions compares, differentiates, hierarchizes, homogenizes, excludes. In short it </text:span><text:span text:style-name="T16">normalizes</text:span><text:span text:style-name="T48">. </text:span><text:span text:style-name="T49">It is opposed, therefore, term by term, to a judicial penality whose essential function is to refer, not to a set of observable phenomena, but to a corpus of law and texts that must be remembered; that operates not by differentiating individuals, but by specifying acts according to a number of general categories; not by hierarchizing, but quite simply by bringing into play the binary opposition of the permitted and the forbiggen; not by homogenizing, but by operating the division, acquired once and for all, of condemnation. The disciplinary mechanisms secreted a ’penality of the norm’...</text:span><text:span text:style-name="T48">» </text:span><text:reference-mark-start text:name="ZOTERO_ITEM CSL_CITATION {&quot;citationID&quot;:&quot;FCJD6wKL&quot;,&quot;properties&quot;:{&quot;formattedCitation&quot;:&quot;(Foucault, 1977, s. 183)&quot;,&quot;plainCitation&quot;:&quot;(Foucault, 1977, s. 183)&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3&quot;}],&quot;schema&quot;:&quot;https://github.com/citation-style-language/schema/raw/master/csl-citation.json&quot;} RND6BDEKcfM8w"/><text:span text:style-name="T48">(Foucault, 1977, s. 183)</text:span><text:reference-mark-end text:name="ZOTERO_ITEM CSL_CITATION {&quot;citationID&quot;:&quot;FCJD6wKL&quot;,&quot;properties&quot;:{&quot;formattedCitation&quot;:&quot;(Foucault, 1977, s. 183)&quot;,&quot;plainCitation&quot;:&quot;(Foucault, 1977, s. 183)&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3&quot;}],&quot;schema&quot;:&quot;https://github.com/citation-style-language/schema/raw/master/csl-citation.json&quot;} RND6BDEKcfM8w"/></text:p>
      <text:p text:style-name="Brodtekst"><text:span text:style-name="T170"/></text:p>
      <text:h text:style-name="P39" text:outline-level="3">Deltagende observasjon</text:h>
      <text:p text:style-name="P33"><text:span text:style-name="T29">P</text:span><text:span text:style-name="T24">å ungddomsskolen jeg kaller for «Mellomstad» deltok jeg i det daglige undervisningsarbeidet. Etter å ha skrevet under på en arbeidskontrakt med kommunen jobbet jeg som vikarlærer, samtidig som jeg også fikk en pult på et av team-rommene og var med i møter på team og trinn. </text:span><text:span text:style-name="T36">Selv om en kunne sagt at jeg først og fremst deltok aktivt i arbeidet som vikarlærer så omfattet arbeidet også at jeg innrettet meg etter en rekke praktiske ordninger. Noen av disse oppgavene gikk ut på å låne nøkler, få IKT avdelingen i kommunen til å opprette et brukernavn og passord til meg tilknytet flere av skolens systemer, </text:span><text:span text:style-name="T42">bruke systemene,</text:span><text:span text:style-name="T36"> holde kontakt med administrativ ansvarlig ettersom det skjedde omrokeringer, passe på at alle instrukser og beskjeder som skulle gi</text:span><text:span text:style-name="T37">es til</text:span><text:span text:style-name="T36"> klassen var tilgjengelig og i orden, </text:span><text:span text:style-name="T37">og å rapportere tilbake til den ansvarlige læreren etter å ha gjennomført instruksene slik at fravær, orden- og oppførselsanmerkninger, klassens progresjon og individuell deltagelse kunne bli registrert. Den regelmessige kontakten med alle disse forskjellige rollene i organisasjonen gjorde at jeg raskt ble behandlet som en </text:span><text:span text:style-name="T42">innenforstått, </text:span><text:span text:style-name="T43">eller ’insider’</text:span><text:span text:style-name="T37">.</text:span></text:p>
      <text:p text:style-name="P35"><text:soft-page-break/><text:span text:style-name="T40">Faren med å gli inn i en rolle som var så velkjent var at min deltagelse førte til en vis passivitet, både for deres og min egen del. </text:span><text:span text:style-name="T38">Troen</text:span><text:span text:style-name="T40"> på at </text:span><text:span text:style-name="T38">spørsmålet eller saken skal vokse frem helt naturlig, slik som ville være nærliggende en ’grounded theory’ tilnærming, er en positivistisk tankegang ( ). Min deltagende rolle gikk derfor i like stor grad på å bryte ut av denne rollen og skape </text:span><text:span text:style-name="T39">avstanden som skulle til for at jeg kunne si noe ’nytt’ om skolen. Noe som ikke var der fra før av. </text:span><text:span text:style-name="T32">Latour og Woolgar </text:span>(1986) <text:span text:style-name="T145">beskriver dillema til observatøren i hens møte med en </text:span><text:span text:style-name="T148">kultur</text:span><text:span text:style-name="T145"> som </text:span><text:span text:style-name="T148">ved første øyekast er nærliggende </text:span><text:span text:style-name="T149">hens</text:span><text:span text:style-name="T148"> egen. </text:span><text:span text:style-name="T150">De beskriver</text:span><text:span text:style-name="T149"> hvordan antropologe</text:span><text:span text:style-name="T150">r</text:span><text:span text:style-name="T149"> i likhet med alle andre som bor og lever i moderne samfunn </text:span><text:span text:style-name="T150">har forutintatte ideer om ’livet i laborariet’, til tross for at de aller fleste aldri har vært i et</text:span><text:span text:style-name="T149">:</text:span></text:p>
      <text:p text:style-name="P34"><text:span text:style-name="T13">«</text:span><text:span text:style-name="T14">In practice, observers steer a middle path between the two extreme roles of total newcomer (an unattainable ideal) and that of complete participant (who in going native is unable usefully to communicate to his community of fellow observers). This is not to deny, of course, that at different stages throughout his research he is severely tempted towards either extreme. His problem is to select a principle of organisation which will enable him to provide an accout of the laboratory sufficiently distinct from those given by scientists themselves and yet of sufficient interest to both scientists and readers not familiar with biology.»</text:span><text:span text:style-name="T33"> </text:span><text:span text:style-name="T41">(s. 44)</text:span></text:p>
      <text:p text:style-name="P36"><text:span text:style-name="T29">S</text:span><text:span text:style-name="T24">lik som antropologen i Latour og Woolgar sin beretning måtte også jeg kjempe med </text:span><text:span text:style-name="T43">å finne prinsippet som tillater meg å finne en </text:span><text:span text:style-name="T4">orden.</text:span><text:span text:style-name="T24"> </text:span></text:p>
      <text:p text:style-name="P42"/>
      <text:p text:style-name="P42"/>
      <text:p text:style-name="P42"/>
      <text:p text:style-name="P29"><text:span text:style-name="T33"/></text:p>
      <text:p text:style-name="P43"/>
      <text:p text:style-name="P28"><text:span text:style-name="T30">I studiet ser jeg på hvordan denne digitaliseringen skjer og hvordan </text:span><text:span text:style-name="T31">dette blir en sak, relatert til, men fortsatt relativt uavhengig av, andre forhold i skolen. Eller, sakt på en annen måte, hvordan skolen transformeres imøte med det digitale og (sosio-tekniske) forestillinger knyttet til utdanning og læring i et Stor Data samfunn. Jeg studerer hvordan digitaliseringen av skolen tilknyttes en ’ny’ befolkning og en ny digital </text:span><text:span text:style-name="T12">lærende</text:span><text:span text:style-name="T31"> identitet. Med dette mener jeg, slik det står i Digital Agenda for Norge </text:span><text:span text:style-name="T212">( ), at</text:span><text:span text:style-name="T140"> ‘brukeren plasseres i sentrum’, </text:span><text:span text:style-name="T141">og at brukeropplevelsen </text:span><text:soft-page-break/><text:span text:style-name="T142">gjøres til</text:span><text:span text:style-name="T141"> et produkt av rationalisert styring og et beslutningsgrunnlag basert på kvantifisering </text:span><text:span text:style-name="T142">og statestikk</text:span><text:span text:style-name="T141"> fra</text:span><text:span text:style-name="T142"> digitale</text:span><text:span text:style-name="T141"> profile</text:span><text:span text:style-name="T142">r</text:span><text:span text:style-name="T141"> </text:span><text:span text:style-name="T142">og den nye offentligheten tilknyttet det sosiale nettverket.</text:span></text:p>
      <text:p text:style-name="P27"><text:span text:style-name="T74">Tilnærmingen er hentet fra foucauldianske studier, aktør-nettverk teori (ANT), og feministisk teori</text:span><text:span text:style-name="T75">. </text:span><text:span text:style-name="T90">D</text:span><text:span text:style-name="T76">et et refleksivt studie der målet er å gi en ikke-reduksjonistisk beretning </text:span><text:span text:style-name="T90">av</text:span><text:span text:style-name="T77"> </text:span><text:span text:style-name="T90">en sak tilknyttet digitale verktøy</text:span></text:p>
      <text:p text:style-name="P27"><text:span text:style-name="T77"><text:s/>materielle som deltar i skapelsen av informasjonsinfrastruktur</text:span><text:span text:style-name="T78">en</text:span><text:span text:style-name="T77"> som faseliterer </text:span><text:span text:style-name="T78">nye former for</text:span><text:span text:style-name="T77"> deling</text:span><text:span text:style-name="T81"> på tvers av lokasjoner. S</text:span><text:span text:style-name="T77">amtidig som jeg </text:span><text:span text:style-name="T81">også </text:span><text:span text:style-name="T77">analyserer og teoretiserer de symbolske, </text:span><text:span text:style-name="T78">semiotiske</text:span><text:span text:style-name="T77"> verdien</text:span><text:span text:style-name="T86">e</text:span><text:span text:style-name="T77"> som </text:span><text:span text:style-name="T86">også </text:span><text:span text:style-name="T78">skape</text:span><text:span text:style-name="T86">r</text:span><text:span text:style-name="T78"> de</text:span><text:span text:style-name="T77"> </text:span><text:span text:style-name="T81">(uadskillelige) </text:span><text:span text:style-name="T77">sosiale realiteten</text:span><text:span text:style-name="T78">e</text:span><text:span text:style-name="T77"> jeg </text:span><text:span text:style-name="T78">møter</text:span><text:span text:style-name="T77">. </text:span></text:p>
      <text:p text:style-name="P26"><text:span text:style-name="T79">Forsøker jeg på en svært enkelt måte å oppsummere konteksten som krysningen mellom disse </text:span><text:span text:style-name="T80">teoretiske </text:span><text:span text:style-name="T22">tilnærmingene</text:span><text:span text:style-name="T80"> muliggjør på et analytisk nivå </text:span><text:span text:style-name="T81">vil dette kaste lys over den sentrale rollen konstruksjonen av en digital læringsidentitet spiller i mitt møte med </text:span><text:span text:style-name="T84">en skole i utvikling. </text:span><text:span text:style-name="T80">Foucault </text:span><text:reference-mark-start text:name="ZOTERO_ITEM CSL_CITATION {&quot;citationID&quot;:&quot;BU7m5JH6&quot;,&quot;properties&quot;:{&quot;formattedCitation&quot;:&quot;(Foucault &amp; Neumann, 2002)&quot;,&quot;plainCitation&quot;:&quot;(Foucault &amp; Neumann, 2002)&quot;,&quot;noteIndex&quot;:0},&quot;citationItems&quot;:[{&quot;id&quot;:228,&quot;uris&quot;:[&quot;http://zotero.org/groups/401844/items/BPHFVV6T&quot;],&quot;uri&quot;:[&quot;http://zotero.org/groups/401844/items/BPHFVV6T&quot;],&quot;itemData&quot;:{&quot;id&quot;:228,&quot;type&quot;:&quot;book&quot;,&quot;title&quot;:&quot;Forelesninger om regjering og styringskunst&quot;,&quot;publisher&quot;:&quot;Cappelen akademisk&quot;,&quot;author&quot;:[{&quot;family&quot;:&quot;Foucault&quot;,&quot;given&quot;:&quot;Michel&quot;},{&quot;family&quot;:&quot;Neumann&quot;,&quot;given&quot;:&quot;Iver B&quot;}],&quot;issued&quot;:{&quot;date-parts&quot;:[[&quot;2002&quot;]]}}}],&quot;schema&quot;:&quot;https://github.com/citation-style-language/schema/raw/master/csl-citation.json&quot;} RNDRYVFEaF9DP"/><text:span text:style-name="T80">(Foucault &amp; Neumann, 2002)</text:span><text:reference-mark-end text:name="ZOTERO_ITEM CSL_CITATION {&quot;citationID&quot;:&quot;BU7m5JH6&quot;,&quot;properties&quot;:{&quot;formattedCitation&quot;:&quot;(Foucault &amp; Neumann, 2002)&quot;,&quot;plainCitation&quot;:&quot;(Foucault &amp; Neumann, 2002)&quot;,&quot;noteIndex&quot;:0},&quot;citationItems&quot;:[{&quot;id&quot;:228,&quot;uris&quot;:[&quot;http://zotero.org/groups/401844/items/BPHFVV6T&quot;],&quot;uri&quot;:[&quot;http://zotero.org/groups/401844/items/BPHFVV6T&quot;],&quot;itemData&quot;:{&quot;id&quot;:228,&quot;type&quot;:&quot;book&quot;,&quot;title&quot;:&quot;Forelesninger om regjering og styringskunst&quot;,&quot;publisher&quot;:&quot;Cappelen akademisk&quot;,&quot;author&quot;:[{&quot;family&quot;:&quot;Foucault&quot;,&quot;given&quot;:&quot;Michel&quot;},{&quot;family&quot;:&quot;Neumann&quot;,&quot;given&quot;:&quot;Iver B&quot;}],&quot;issued&quot;:{&quot;date-parts&quot;:[[&quot;2002&quot;]]}}}],&quot;schema&quot;:&quot;https://github.com/citation-style-language/schema/raw/master/csl-citation.json&quot;} RNDRYVFEaF9DP"/><text:span text:style-name="T80"> </text:span><text:span text:style-name="T84">sin konseptualisering av </text:span><text:span text:style-name="T22">positiv makt</text:span><text:span text:style-name="T80"> hos staten </text:span><text:span text:style-name="T84">og dens rolle</text:span><text:span text:style-name="T80"> i utdanningssystemet på slutten av det forrige århundre </text:span><text:span text:style-name="T84">har vært et første ’sensitiverende begrep’ </text:span><text:reference-mark-start text:name="ZOTERO_ITEM CSL_CITATION {&quot;citationID&quot;:&quot;IeeIvHii&quot;,&quot;properties&quot;:{&quot;formattedCitation&quot;:&quot;(Fangen, 2004, s. 37)&quot;,&quot;plainCitation&quot;:&quot;(Fangen, 2004, s. 37)&quot;,&quot;noteIndex&quot;:0},&quot;citationItems&quot;:[{&quot;id&quot;:385,&quot;uris&quot;:[&quot;http://zotero.org/users/2931661/items/I3GMX59P&quot;],&quot;uri&quot;:[&quot;http://zotero.org/users/2931661/items/I3GMX59P&quot;],&quot;itemData&quot;:{&quot;id&quot;:385,&quot;type&quot;:&quot;book&quot;,&quot;title&quot;:&quot;Deltagende observasjon&quot;,&quot;publisher&quot;:&quot;Fagbokforlaget&quot;,&quot;author&quot;:[{&quot;family&quot;:&quot;Fangen&quot;,&quot;given&quot;:&quot;Katrine&quot;}],&quot;issued&quot;:{&quot;date-parts&quot;:[[&quot;2004&quot;]]}},&quot;locator&quot;:&quot;37&quot;}],&quot;schema&quot;:&quot;https://github.com/citation-style-language/schema/raw/master/csl-citation.json&quot;} RNDIk7s8TbW0k"/><text:span text:style-name="T128">(Fangen, 2004, s. 37)</text:span><text:reference-mark-end text:name="ZOTERO_ITEM CSL_CITATION {&quot;citationID&quot;:&quot;IeeIvHii&quot;,&quot;properties&quot;:{&quot;formattedCitation&quot;:&quot;(Fangen, 2004, s. 37)&quot;,&quot;plainCitation&quot;:&quot;(Fangen, 2004, s. 37)&quot;,&quot;noteIndex&quot;:0},&quot;citationItems&quot;:[{&quot;id&quot;:385,&quot;uris&quot;:[&quot;http://zotero.org/users/2931661/items/I3GMX59P&quot;],&quot;uri&quot;:[&quot;http://zotero.org/users/2931661/items/I3GMX59P&quot;],&quot;itemData&quot;:{&quot;id&quot;:385,&quot;type&quot;:&quot;book&quot;,&quot;title&quot;:&quot;Deltagende observasjon&quot;,&quot;publisher&quot;:&quot;Fagbokforlaget&quot;,&quot;author&quot;:[{&quot;family&quot;:&quot;Fangen&quot;,&quot;given&quot;:&quot;Katrine&quot;}],&quot;issued&quot;:{&quot;date-parts&quot;:[[&quot;2004&quot;]]}},&quot;locator&quot;:&quot;37&quot;}],&quot;schema&quot;:&quot;https://github.com/citation-style-language/schema/raw/master/csl-citation.json&quot;} RNDIk7s8TbW0k"/><text:span text:style-name="T80">. Dette bygger på en </text:span><text:span text:style-name="T84">forståelse</text:span><text:span text:style-name="T79"> for betydningen av historisk og rommelig </text:span><text:span text:style-name="T80">oppfattningen av selvet, både av ’en selv’ og ’andre’, og betydningen dette har for posisjoneringen av det lærende subjektet i et digitalt læringsmiljø. </text:span><text:span text:style-name="T81">I rommene knyttet til de digitale læringsmiljøene er disse teoretiske verktøyene nyttil til å forstå </text:span><text:span text:style-name="T80">endrende former for disiplin og frihet </text:span><text:span text:style-name="T81">og deres relasjon til lærerens og skolens autoritet. </text:span><text:span text:style-name="T82">Ikke bare elever, men også lærere er forventet å ’lære av hverandre’ i det som omtales som lærende organisasjoner, </text:span><text:span text:style-name="T83">der </text:span><text:span text:style-name="T82">skoler </text:span><text:span text:style-name="T83">deltar</text:span><text:span text:style-name="T82"> i policy nettverk, utdanningssektoren </text:span><text:span text:style-name="T83">deltar i skapelsen av en nasjonal arkitektur i offentlig sektor, og land </text:span><text:span text:style-name="T76">finner sikkerhet i å</text:span><text:span text:style-name="T83"> ’</text:span><text:span text:style-name="T76">åpent koordinerer’ styringen av sensitive politiske områder </text:span><text:span text:style-name="T81">slik som utdanning</text:span><text:span text:style-name="T76">. </text:span></text:p>
      <text:p text:style-name="P23"><text:span text:style-name="T76">F</text:span><text:span text:style-name="T89">ra ANT </text:span><text:span text:style-name="T85">henter jeg </text:span></text:p>
      <text:p text:style-name="P26"><text:span text:style-name="T141">til det lærende individet. </text:span><text:span text:style-name="T142">Igjennom mitt studie av delingskulturen og dens materialiteter har jeg </text:span><text:span text:style-name="T127"><text:s/>observerer hvordan en slik digital læringsidentitet tilknyttes </text:span><text:span text:style-name="T23">Felles Elektronisk IDEntitet</text:span><text:span text:style-name="T127"> (</text:span><text:span text:style-name="T23">Feide</text:span><text:span text:style-name="T127">) i norsk utdanning. </text:span></text:p>
      <text:p text:style-name="P24"><text:span text:style-name="T127">Feide er en vidt kjent, men lite studert, utdanningsteknologi i Norge. Det er en felles infrastruktur for sikker identifikasjon (autentisering) av studenter og ansatte i universitets- og høyskolesektoren (UH). Denne ’felles infrastrukturen’, som på engelsk heter (a) </text:span><text:span text:style-name="T23">public key </text:span><text:soft-page-break/><text:span text:style-name="T23">infrastructure, </text:span><text:span text:style-name="T87">og er et se</text:span><text:span text:style-name="T88">t</text:span><text:span text:style-name="T87">t med roller, policies, og prosedyrer man behøver for å lage, administrere, distribuere, bruke, oppbevare og ’inndra’ digitale sertifikater og å administrere offentlig </text:span><text:span text:style-name="T23">nøkkel</text:span><text:span text:style-name="T87"> kryptering. Feide har vært brukt til formål som grunnlag for sikker datakommunikasjon, utveksling av data og dokumenter på tvers av lærestedene, adgangskontroll til Internett/sky-baserte tjenester, og til innlogging på arbeidsstasjoner (osv.). </text:span></text:p>
      <text:p text:style-name="P25"><text:span text:style-name="T87">F</text:span><text:span text:style-name="T73">eide streg frem som en sentral infrastruktur i det digitaliserende prosjektet </text:span><text:span text:style-name="T89">og det jeg har kommet til å forstå </text:span></text:p>
      <text:p text:style-name="P6"/>
      <text:p text:style-name="P7">fra Foucault </text:p>
      <text:p text:style-name="P8"><text:s/></text:p>
      <text:p text:style-name="P22"><text:span text:style-name="T130">hvor </text:span><text:span text:style-name="T136">en</text:span><text:span text:style-name="T130"> digitale læringsidentitet forhandles frem </text:span><text:span text:style-name="T137">i forbindelse med </text:span><text:span text:style-name="T5">digitaliser</text:span><text:span text:style-name="T11">ingen </text:span><text:span text:style-name="T29">av skolen.</text:span></text:p>
      <text:p text:style-name="P22"><text:span text:style-name="T136">J</text:span><text:span text:style-name="T130">eg teoretiserer måten d</text:span><text:span text:style-name="T136">ette</text:span><text:span text:style-name="T130"> faseliteres som risikable objekter, </text:span><text:span text:style-name="T136">eller </text:span><text:span text:style-name="T10">blir</text:span><text:span text:style-name="T136"> politisk,</text:span><text:span text:style-name="T130"> i det norske utdanningssystemet</text:span><text:span text:style-name="T129">. </text:span><text:span text:style-name="T114">Mitt utgangspunkt er </text:span><text:span text:style-name="T119">målstyring i </text:span><text:span text:style-name="T114">skolen, en styringsform som har blitt stadig viktigere siden 1980-tallet. Denne politikken er </text:span><text:span text:style-name="T122">beskrevet som et paradigme-skifte og er</text:span><text:span text:style-name="T114"> sagt å ha kulminert i Kunnskapsløftet reformen </text:span><text:span text:style-name="T121">fra</text:span><text:span text:style-name="T114"> 2006 (KL06). </text:span><text:span text:style-name="T122">D</text:span><text:span text:style-name="T121">er</text:span><text:span text:style-name="T114"> </text:span><text:span text:style-name="T122">var et</text:span><text:span text:style-name="T114"> innholds-orientert ’pensum’ </text:span><text:span text:style-name="T122">erstattet med </text:span><text:span text:style-name="T114">en kompetanse-orientert læreplan,</text:span><text:span text:style-name="T121"> </text:span><text:span text:style-name="T122">som </text:span><text:span text:style-name="T121">gjør elever så vel som lærere deltagende i det meningsskapende </text:span><text:span text:style-name="T122">arbeidet med å jobbe med læremål. </text:span><text:span text:style-name="T120">Det teoretiserende arbeidet handler om </text:span><text:span text:style-name="T125">å forstå hvordan</text:span><text:span text:style-name="T120"> </text:span><text:span text:style-name="T125">idealene tilknyttet </text:span><text:span text:style-name="T120">deltagende </text:span><text:span text:style-name="T125">læring</text:span><text:span text:style-name="T120"> </text:span><text:span text:style-name="T125">og </text:span><text:span text:style-name="T120">deling </text:span><text:span text:style-name="T125">blir skrevet inn i en historisk kontekst som kan beskrives som </text:span><text:span text:style-name="T119">«learning 2.0»</text:span><text:span text:style-name="T120">. </text:span></text:p>
      <text:p text:style-name="P9"/>
      <text:p text:style-name="P21"><text:span text:style-name="T125">Dette handler både om å forstå hvordan konstruksjonen av en digital læringsidentitet </text:span><text:span text:style-name="T126">deltar i skapelsen av statistikk som får verdi som Stor Data og relativt ubestridelige ’store tall’ i utdanningspolitikken.</text:span></text:p>
      <text:p text:style-name="P20"><text:span text:style-name="T123"><text:s/>krever kunnskapsorientert arbeid evidense-basert styring, som igjen krever ubestridelig statistikk som </text:span><text:span text:style-name="T124">tillater dette handlingsrommet</text:span><text:span text:style-name="T123">. </text:span></text:p>
      <text:p text:style-name="P10"><text:s text:c="2"/>gå tilbake å fyll inn referanser..</text:p>
      <text:p text:style-name="P11"/>
      <text:p text:style-name="P19"><text:soft-page-break/><text:span text:style-name="T115">Likevel har min etnografiske tilnærming helt fra starten også foregått på tvers av lokasjoner, og jeg ønsker ikke å skape et skille mellom det som har vært bakgrunn og det som har vært forgrunn </text:span><text:span text:style-name="T116">av min etnografiske engasjement og deltagelse i delingskulturen i skolen. </text:span><text:span text:style-name="T119"><text:s/></text:span><text:span text:style-name="T120">Hvordan utdanningsteknologi er verdisatt i Norge</text:span></text:p>
      <text:p text:style-name="P18"><text:span text:style-name="T116"><text:s/></text:span><text:span text:style-name="T117">Med min etnometodologiske tilnærming forsøker jeg å beskrive hvordan hverdagskunnskap oppstår og tar form i møte med </text:span><text:span text:style-name="T118">sosiale nettverk i utdanningen og å trenge bak kunnskapen som taes for gitt i de regler og rutiner som regulerer dens bruk. Selv om mange etnometodologiske studier innebærer at forskere bevisst går inn og skaper brudd i samhandlingen for å studere hvilken reaksjoner som oppstår </text:span><text:reference-mark-start text:name="ZOTERO_ITEM CSL_CITATION {&quot;citationID&quot;:&quot;5saMxov0&quot;,&quot;properties&quot;:{&quot;formattedCitation&quot;:&quot;(Fangen, 2004, s. 20)&quot;,&quot;plainCitation&quot;:&quot;(Fangen, 2004, s. 20)&quot;,&quot;noteIndex&quot;:0},&quot;citationItems&quot;:[{&quot;id&quot;:385,&quot;uris&quot;:[&quot;http://zotero.org/users/2931661/items/I3GMX59P&quot;],&quot;uri&quot;:[&quot;http://zotero.org/users/2931661/items/I3GMX59P&quot;],&quot;itemData&quot;:{&quot;id&quot;:385,&quot;type&quot;:&quot;book&quot;,&quot;title&quot;:&quot;Deltagende observasjon&quot;,&quot;publisher&quot;:&quot;Fagbokforlaget&quot;,&quot;author&quot;:[{&quot;family&quot;:&quot;Fangen&quot;,&quot;given&quot;:&quot;Katrine&quot;}],&quot;issued&quot;:{&quot;date-parts&quot;:[[&quot;2004&quot;]]}},&quot;locator&quot;:&quot;20&quot;}],&quot;schema&quot;:&quot;https://github.com/citation-style-language/schema/raw/master/csl-citation.json&quot;} RNDa5d7ecJSJ9"/>(Fangen, 2004, s. 20)<text:reference-mark-end text:name="ZOTERO_ITEM CSL_CITATION {&quot;citationID&quot;:&quot;5saMxov0&quot;,&quot;properties&quot;:{&quot;formattedCitation&quot;:&quot;(Fangen, 2004, s. 20)&quot;,&quot;plainCitation&quot;:&quot;(Fangen, 2004, s. 20)&quot;,&quot;noteIndex&quot;:0},&quot;citationItems&quot;:[{&quot;id&quot;:385,&quot;uris&quot;:[&quot;http://zotero.org/users/2931661/items/I3GMX59P&quot;],&quot;uri&quot;:[&quot;http://zotero.org/users/2931661/items/I3GMX59P&quot;],&quot;itemData&quot;:{&quot;id&quot;:385,&quot;type&quot;:&quot;book&quot;,&quot;title&quot;:&quot;Deltagende observasjon&quot;,&quot;publisher&quot;:&quot;Fagbokforlaget&quot;,&quot;author&quot;:[{&quot;family&quot;:&quot;Fangen&quot;,&quot;given&quot;:&quot;Katrine&quot;}],&quot;issued&quot;:{&quot;date-parts&quot;:[[&quot;2004&quot;]]}},&quot;locator&quot;:&quot;20&quot;}],&quot;schema&quot;:&quot;https://github.com/citation-style-language/schema/raw/master/csl-citation.json&quot;} RNDa5d7ecJSJ9"/><text:span text:style-name="T1"> </text:span><text:span text:style-name="T131">har jeg valgt å oppsøke slike brudd ved å følge de etiske implikasjonene av teknologisk forandring på nært hold. Dette er en «ethics-in-practice» tilnærming </text:span><text:span text:style-name="T132">til </text:span><text:span text:style-name="T9">undervisning på avstand</text:span><text:span text:style-name="T132">. Dette må forståes i relasjon til, og derfor også forskjellig fra, fjernundervisning slik som nettstudier der eleven eller studenten helt eller delvis har kontakt med lærestedet uten å behøve å være til stede fysisk. </text:span></text:p>
      <text:p text:style-name="P15"><text:span text:style-name="T1">Mens studier av fenomener innen fjernundervisning, slik som MOOCs, </text:span><text:span text:style-name="T143">kan sies å være påvirket av </text:span><text:span text:style-name="T133">store tall </text:span><text:span text:style-name="T143">og hype </text:span><text:span text:style-name="T133">er dette et refleksivt studie der jeg engasjerer meg lokalt i </text:span><text:span text:style-name="T134">bruken av mange av de samme teknologiene på tvers av situasjoner og lokasjoner. P</text:span><text:span text:style-name="T133">å hermeneutisk vis analyserer </text:span><text:span text:style-name="T134">jeg sånn sett </text:span><text:span text:style-name="T133">den materielle semiotikken </text:span><text:span text:style-name="T134">assosiert med sosiale medier og Stor Data i undervisning. Jeg studerer dem som studerer i klasserommet, og i deres representasjon i lærernes team- og møte-rom, hos skolens administrasjon, hos en konferanse for administrativt ansvarlige </text:span><text:span text:style-name="T135">under nasjonaliseringen av et sammarbeidsorgan (i skapelsen av Unit) for forvaltningen av utdannings(inter)nettet, og hos et forum for ....</text:span></text:p>
      <text:p text:style-name="P13">På feministisk vis,..</text:p>
      <text:p text:style-name="P5"><text:span text:style-name="T209">Mitt engasjement oppsto i like så stor grad som student på universitetet som da jeg deltok som lærer i grunnskolen. På universitetet ble jeg interessert i en ’fri programvare-kultur’ representert av en nær </text:span><text:span text:style-name="T208">nerdete</text:span><text:span text:style-name="T209"> venn som introduserte meg for </text:span><text:span text:style-name="T210">måten IT ekspertise var verdisatt i møtet mellom høyere utdanning og organisasjonslivet i det norske samfunnet. Jeg ble med i et ’hackaton’ for elever og studenter, arrangert av Kartverket, Innovasjon Norge og Direktoratet for forvaltning og ikt (Difi), der tech-startup ideen kom videre til #hack4norden i Helsinki der vi vant og opplevde å få støtte til entreprenørskap. En opplevelse som i kombinasjon med det mange ganger større arrangementet #hack4norden var del av var et </text:span><text:soft-page-break/><text:span text:style-name="T210">førstehånds møte med Big Tech. Samtidig </text:span><text:span text:style-name="T211">var jeg og min personlige computer inkorporert i den digitale infrastrukturen i universitetets virtuelle servere knyttet til min student ID </text:span></text:p>
      <text:p text:style-name="P12"/>
      <text:p text:style-name="P4"/>
      <text:p text:style-name="P3"/>
      <text:p text:style-name="P3"/>
      <text:h text:style-name="P38" text:outline-level="2"><text:span text:style-name="T138">Forestillinger om en d</text:span><text:span text:style-name="T139">igitaliser</text:span><text:span text:style-name="T138">ende</text:span><text:span text:style-name="T139"> skole</text:span></text:h>
      <text:p text:style-name="P29"><text:span text:style-name="T2">I dette studiet av digital læringsidentitet i Norsk utdanning har jeg i to år observert </text:span><text:span text:style-name="T146">integreringen</text:span><text:span text:style-name="T2"> av </text:span><text:span text:style-name="T3">læringsadinistrative systemer (LMS)</text:span><text:span text:style-name="T2"> i </text:span><text:span text:style-name="T3">en </text:span><text:span text:style-name="T5">digitaliserende </text:span><text:span text:style-name="T25">skole</text:span><text:span text:style-name="T2">. </text:span></text:p>
      <text:p text:style-name="P44">Assosieringen av skolen med det digitale, eller våres digitale era, har vært utgangspunkt for en uendelig lang rekke studier og hele forsknings-felt. Det er også en symbol-tung sak som hele tiden utvikler seg i relasjon til teknologien og utdanningens verdi i «kunnskapssamfunnet». </text:p>
      <text:p text:style-name="P17"><text:span text:style-name="T94">U</text:span><text:span text:style-name="T1">tdanning 4.0..</text:span></text:p>
      <text:p text:style-name="P16"><text:span text:style-name="T94">Med utgangspunkt i et studie av ’learning service provider’ markedet i Norge jeg </text:span><text:span text:style-name="T112">gjorde</text:span><text:span text:style-name="T94"> i </text:span><text:span text:style-name="T95">2015 </text:span><text:span text:style-name="T94">plukket jeg opp på en sak jeg etter egen erfaringer fra arbeidet som vikarlærer i grunnskolen forsto som sentral i streiken i 2014. Der argumenterte jeg for at konflikten </text:span><text:span text:style-name="T95">var assosiert</text:span><text:span text:style-name="T94"> mål-arbeidet tilknyttet Kunnskapsløftet reformen fra 2006 </text:span><text:span text:style-name="T96">og forestillingen om effektiviseringen av skolen gjennom skapelsen av en delingskultur. Slik jeg skrev: </text:span></text:p>
      <text:p text:style-name="Brodtekst"><text:span text:style-name="T162">«The debate about whether other not technology could free up time for the teacher is been one of contention. For LMS to give autonomy to students in any meaningful way, or, for it to be economical, a concentration of available resources and a centralisation of administration is necessary. Because ‘distance education’ to a considerable degree is thought to be ‘determined by principles of industrialisation, the development of ‘distance study courses’ is just as important as the preparatory work prior to the production process’, and the reverse salient in the infrastructure that was supposed to lessen is worsened by the pressure on </text:span><text:soft-page-break/><text:span text:style-name="T162">planning, organisation and documentation</text:span><text:span text:style-name="T6"> (Peters, 1988, cited in Paulsen, 2003. pp.40-41: Kj</text:span><text:span text:style-name="T161">ølleberg</text:span><text:span text:style-name="T6">, 2014).»</text:span><text:span text:style-name="T96"> </text:span><text:reference-mark-start text:name="ZOTERO_ITEM CSL_CITATION {&quot;citationID&quot;:&quot;pA2HWOqv&quot;,&quot;properties&quot;:{&quot;formattedCitation&quot;:&quot;(Titulaer, 2015, s. 4)&quot;,&quot;plainCitation&quot;:&quot;(Titulaer, 2015, s. 4)&quot;,&quot;noteIndex&quot;:0},&quot;citationItems&quot;:[{&quot;id&quot;:380,&quot;uris&quot;:[&quot;http://zotero.org/users/2931661/items/ETBJAK8N&quot;],&quot;uri&quot;:[&quot;http://zotero.org/users/2931661/items/ETBJAK8N&quot;],&quot;itemData&quot;:{&quot;id&quot;:380,&quot;type&quot;:&quot;manuscript&quot;,&quot;title&quot;:&quot;The impact of the emerging Learning Service Provider sector from a Norwegian perspective&quot;,&quot;publisher-place&quot;:&quot;Center for Technology, Innovation and Culture, University of Oslo&quot;,&quot;number-of-pages&quot;:&quot;7&quot;,&quot;genre&quot;:&quot;Academic essay&quot;,&quot;event-place&quot;:&quot;Center for Technology, Innovation and Culture, University of Oslo&quot;,&quot;author&quot;:[{&quot;family&quot;:&quot;Titulaer&quot;,&quot;given&quot;:&quot;Frans Joakim&quot;}],&quot;issued&quot;:{&quot;date-parts&quot;:[[&quot;2015&quot;]]}},&quot;locator&quot;:&quot;4&quot;}],&quot;schema&quot;:&quot;https://github.com/citation-style-language/schema/raw/master/csl-citation.json&quot;} RNDpXyRhUaewd"/>(Titulaer, 2015, s. 4)<text:reference-mark-end text:name="ZOTERO_ITEM CSL_CITATION {&quot;citationID&quot;:&quot;pA2HWOqv&quot;,&quot;properties&quot;:{&quot;formattedCitation&quot;:&quot;(Titulaer, 2015, s. 4)&quot;,&quot;plainCitation&quot;:&quot;(Titulaer, 2015, s. 4)&quot;,&quot;noteIndex&quot;:0},&quot;citationItems&quot;:[{&quot;id&quot;:380,&quot;uris&quot;:[&quot;http://zotero.org/users/2931661/items/ETBJAK8N&quot;],&quot;uri&quot;:[&quot;http://zotero.org/users/2931661/items/ETBJAK8N&quot;],&quot;itemData&quot;:{&quot;id&quot;:380,&quot;type&quot;:&quot;manuscript&quot;,&quot;title&quot;:&quot;The impact of the emerging Learning Service Provider sector from a Norwegian perspective&quot;,&quot;publisher-place&quot;:&quot;Center for Technology, Innovation and Culture, University of Oslo&quot;,&quot;number-of-pages&quot;:&quot;7&quot;,&quot;genre&quot;:&quot;Academic essay&quot;,&quot;event-place&quot;:&quot;Center for Technology, Innovation and Culture, University of Oslo&quot;,&quot;author&quot;:[{&quot;family&quot;:&quot;Titulaer&quot;,&quot;given&quot;:&quot;Frans Joakim&quot;}],&quot;issued&quot;:{&quot;date-parts&quot;:[[&quot;2015&quot;]]}},&quot;locator&quot;:&quot;4&quot;}],&quot;schema&quot;:&quot;https://github.com/citation-style-language/schema/raw/master/csl-citation.json&quot;} RNDpXyRhUaewd"/></text:p>
      <text:p text:style-name="P47"><text:span text:style-name="T97">Otto Peters </text:span><text:reference-mark-start text:name="ZOTERO_ITEM CSL_CITATION {&quot;citationID&quot;:&quot;pnkXnPdN&quot;,&quot;properties&quot;:{&quot;formattedCitation&quot;:&quot;(1993, s. 39\\uc0\\u8211{}40)&quot;,&quot;plainCitation&quot;:&quot;(1993, s. 39–40)&quot;,&quot;noteIndex&quot;:0},&quot;citationItems&quot;:[{&quot;id&quot;:381,&quot;uris&quot;:[&quot;http://zotero.org/users/2931661/items/WE7LJTSK&quot;],&quot;uri&quot;:[&quot;http://zotero.org/users/2931661/items/WE7LJTSK&quot;],&quot;itemData&quot;:{&quot;id&quot;:381,&quot;type&quot;:&quot;article-journal&quot;,&quot;title&quot;:&quot;Distance education in a postindustrial society&quot;,&quot;container-title&quot;:&quot;Theoretical principles of distance education&quot;,&quot;page&quot;:&quot;39–58&quot;,&quot;author&quot;:[{&quot;family&quot;:&quot;Peters&quot;,&quot;given&quot;:&quot;Otto&quot;}],&quot;issued&quot;:{&quot;date-parts&quot;:[[&quot;1993&quot;]]}},&quot;locator&quot;:&quot;39-40&quot;,&quot;suppress-author&quot;:true}],&quot;schema&quot;:&quot;https://github.com/citation-style-language/schema/raw/master/csl-citation.json&quot;} RNDvNioAIYbp0"/><text:span text:style-name="T164">(1993, s. 39</text:span><text:span text:style-name="T170">–40)</text:span><text:reference-mark-end text:name="ZOTERO_ITEM CSL_CITATION {&quot;citationID&quot;:&quot;pnkXnPdN&quot;,&quot;properties&quot;:{&quot;formattedCitation&quot;:&quot;(1993, s. 39\\uc0\\u8211{}40)&quot;,&quot;plainCitation&quot;:&quot;(1993, s. 39–40)&quot;,&quot;noteIndex&quot;:0},&quot;citationItems&quot;:[{&quot;id&quot;:381,&quot;uris&quot;:[&quot;http://zotero.org/users/2931661/items/WE7LJTSK&quot;],&quot;uri&quot;:[&quot;http://zotero.org/users/2931661/items/WE7LJTSK&quot;],&quot;itemData&quot;:{&quot;id&quot;:381,&quot;type&quot;:&quot;article-journal&quot;,&quot;title&quot;:&quot;Distance education in a postindustrial society&quot;,&quot;container-title&quot;:&quot;Theoretical principles of distance education&quot;,&quot;page&quot;:&quot;39–58&quot;,&quot;author&quot;:[{&quot;family&quot;:&quot;Peters&quot;,&quot;given&quot;:&quot;Otto&quot;}],&quot;issued&quot;:{&quot;date-parts&quot;:[[&quot;1993&quot;]]}},&quot;locator&quot;:&quot;39-40&quot;,&quot;suppress-author&quot;:true}],&quot;schema&quot;:&quot;https://github.com/citation-style-language/schema/raw/master/csl-citation.json&quot;} RNDvNioAIYbp0"/><text:span text:style-name="T2"> </text:span><text:span text:style-name="T97">krititikk av </text:span><text:span text:style-name="T101">fjernundervisning</text:span><text:span text:style-name="T98"> </text:span><text:span text:style-name="T99">gjenspeilte det mange lærere i debatten rundt forhandlingene om bundet arbeidstid på skolen beskrev som en bakvendt utvikling. Normalisering knyttet til delingskultur og skolens møte med den moderne verden. Likevel er skolen alltid vært et moderne prosjekt.. </text:span><text:span text:style-name="T147">Et forsøk på masse industriallisering. </text:span></text:p>
      <text:p text:style-name="P31"><text:span text:style-name="T98">.. og ideen</text:span><text:span text:style-name="T97"> om at prinsippene bak arbeidsprosessene i industriell produksjon, slik som rationalisering, </text:span><text:span text:style-name="T98">automatisering, </text:span><text:span text:style-name="T97">arbeidsfordeling </text:span><text:span text:style-name="T98">av fragmenterte oppgaver blant spesialister, er best egnet til å imøtekomme de store kravene satt til utdanningssystemet gjenspeiler </text:span><text:span text:style-name="T99">en</text:span><text:span text:style-name="T98"> </text:span><text:span text:style-name="T7">post-</text:span><text:span text:style-name="T26">industriell </text:span><text:span text:style-name="T27">politikk</text:span><text:span text:style-name="T26">.. </text:span><text:span text:style-name="T34">Dette er en fliksjon som har vært tilstede allerede lenge. En som beskriver det godt er </text:span><text:span text:style-name="T80">Foucault (Foucault &amp; Neumann, 2002) </text:span><text:span text:style-name="T91">som i</text:span><text:span text:style-name="T80"> </text:span><text:span text:style-name="T84">sin konseptualisering av </text:span><text:span text:style-name="T22">positiv makt</text:span><text:span text:style-name="T80"> hos staten </text:span><text:span text:style-name="T91">beskrev</text:span><text:span text:style-name="T84"> dens rolle</text:span><text:span text:style-name="T80"> i utdanningssystemet på slutten av det forrige århundre. </text:span><text:span text:style-name="T91">Dette</text:span><text:span text:style-name="T80"> </text:span><text:span text:style-name="T84">har vært et ’sensitiverende begrep’ (Fangen, 2004, s. 37)</text:span><text:span text:style-name="T80">. </text:span></text:p>
      <text:p text:style-name="P31"><text:span text:style-name="T81">I rommene knyttet til de digitale læringsmiljøene er disse teoretiske verktøyene nyttil til å forstå </text:span><text:span text:style-name="T80">endrende former for disiplin og frihet </text:span><text:span text:style-name="T81">og deres relasjon til lærerens og skolens autoritet. </text:span><text:span text:style-name="T80">Dette bygger på en </text:span><text:span text:style-name="T84">forståelse</text:span><text:span text:style-name="T79"> for betydningen av historisk og rommelig </text:span><text:span text:style-name="T80">oppfattningen av selvet, både av ’en selv’ og ’andre’.</text:span><text:span text:style-name="T81"> </text:span><text:span text:style-name="T82">Ikke bare elever, men også lærere er forventet å ’lære av hverandre’ i det som omtales som lærende organisasjoner, </text:span><text:span text:style-name="T83">der </text:span><text:span text:style-name="T82">skoler </text:span><text:span text:style-name="T83">deltar</text:span><text:span text:style-name="T82"> i policy nettverk, utdanningssektoren </text:span><text:span text:style-name="T83">deltar i skapelsen av en nasjonal arkitektur i offentlig sektor, og land </text:span><text:span text:style-name="T76">finner sikkerhet i å</text:span><text:span text:style-name="T83"> ’</text:span><text:span text:style-name="T76">åpent koordinerer’ styringen av sensitive politiske områder </text:span><text:span text:style-name="T81">slik som utdanning</text:span><text:span text:style-name="T76">. </text:span></text:p>
      <text:h text:style-name="_33_DUO_5f_Overskrift" text:outline-level="3">2.1 En etnografi av<text:span text:style-name="T171"> digital læringsidentitet</text:span></text:h>
      <text:p text:style-name="P14"><text:span text:style-name="T102">En LMS, </text:span><text:span text:style-name="T105">virtuelle læringsmiljøer </text:span><text:span text:style-name="T102">eller en </text:span><text:span text:style-name="T105">(</text:span><text:span text:style-name="T102">online</text:span><text:span text:style-name="T105">)</text:span><text:span text:style-name="T102"> læringsplatform</text:span><text:span text:style-name="T105">er som det også kalles</text:span><text:span text:style-name="T102">, er en </text:span><text:span text:style-name="T8">funksjon</text:span><text:span text:style-name="T100"> som organiserer og gir elever/studenter, lærere og administratorer tilgang til utdanningsteknologiske tjenester på nett. <text:s/>Det er sånn sett ikke ulikt tidligere former for fjernundervisning, basert i andre infrastrukturer slik som postvesent. </text:span><text:span text:style-name="T113">Informasjons og kommunikasjons teknologi</text:span><text:span text:style-name="T100"> brukes i dag likevel </text:span><text:span text:style-name="T113">til å overkomme avstander</text:span><text:span text:style-name="T100"> i skolen... </text:span><text:span text:style-name="T106">Ser vi på </text:span><text:span text:style-name="T103">Morten Paulsen sitt studie... </text:span><text:span text:style-name="T113">digital læringsidentitet og uformell læring...</text:span></text:p>
      <text:p text:style-name="P14"><text:soft-page-break/><text:span text:style-name="T100">Selv om leverandører av disse utdanningsteknologiske tjenestene, slik som norske Itslearning </text:span><text:reference-mark-start text:name="ZOTERO_ITEM CSL_CITATION {&quot;citationID&quot;:&quot;8CmkjVzA&quot;,&quot;properties&quot;:{&quot;formattedCitation&quot;:&quot;(2018)&quot;,&quot;plainCitation&quot;:&quot;(2018)&quot;,&quot;noteIndex&quot;:0},&quot;citationItems&quot;:[{&quot;id&quot;:91,&quot;uris&quot;:[&quot;http://zotero.org/users/2931661/items/SJLDZBW4&quot;],&quot;uri&quot;:[&quot;http://zotero.org/users/2931661/items/SJLDZBW4&quot;],&quot;itemData&quot;:{&quot;id&quot;:91,&quot;type&quot;:&quot;post&quot;,&quot;title&quot;:&quot;Vår Historie&quot;,&quot;URL&quot;:&quot;https://itslearning.com/no/om-oss/itslearning-historie-2/&quot;,&quot;author&quot;:[{&quot;family&quot;:&quot;Itslearning&quot;,&quot;given&quot;:&quot;&quot;}],&quot;issued&quot;:{&quot;date-parts&quot;:[[&quot;2018&quot;]]}},&quot;suppress-author&quot;:true}],&quot;schema&quot;:&quot;https://github.com/citation-style-language/schema/raw/master/csl-citation.json&quot;} RNDZInlxHKQSA"/><text:span text:style-name="T100">(2018)</text:span><text:reference-mark-end text:name="ZOTERO_ITEM CSL_CITATION {&quot;citationID&quot;:&quot;8CmkjVzA&quot;,&quot;properties&quot;:{&quot;formattedCitation&quot;:&quot;(2018)&quot;,&quot;plainCitation&quot;:&quot;(2018)&quot;,&quot;noteIndex&quot;:0},&quot;citationItems&quot;:[{&quot;id&quot;:91,&quot;uris&quot;:[&quot;http://zotero.org/users/2931661/items/SJLDZBW4&quot;],&quot;uri&quot;:[&quot;http://zotero.org/users/2931661/items/SJLDZBW4&quot;],&quot;itemData&quot;:{&quot;id&quot;:91,&quot;type&quot;:&quot;post&quot;,&quot;title&quot;:&quot;Vår Historie&quot;,&quot;URL&quot;:&quot;https://itslearning.com/no/om-oss/itslearning-historie-2/&quot;,&quot;author&quot;:[{&quot;family&quot;:&quot;Itslearning&quot;,&quot;given&quot;:&quot;&quot;}],&quot;issued&quot;:{&quot;date-parts&quot;:[[&quot;2018&quot;]]}},&quot;suppress-author&quot;:true}],&quot;schema&quot;:&quot;https://github.com/citation-style-language/schema/raw/master/csl-citation.json&quot;} RNDZInlxHKQSA"/><text:span text:style-name="T100">, beskriver at de har opplevd å være noen av de raskest voksende teknologifirmaene i verden </text:span><text:span text:style-name="T104">har jeg</text:span><text:span text:style-name="T100"> likevel </text:span><text:span text:style-name="T104">greid å finne </text:span><text:span text:style-name="T100">svært få studier av deres</text:span><text:span text:style-name="T28"> bruk og utvikling</text:span><text:span text:style-name="T100"> </text:span><text:span text:style-name="T8">i</text:span><text:span text:style-name="T100"> skolen. </text:span><text:span text:style-name="T107">M</text:span><text:span text:style-name="T104">ye har vært publisert om </text:span><text:span text:style-name="T108">utdanning på nett, enten det er snakk om nettstudier alene eller i </text:span><text:span text:style-name="T104">kombinasjon med fjes-til-fjes interaksjon </text:span><text:reference-mark-start text:name="ZOTERO_ITEM CSL_CITATION {&quot;citationID&quot;:&quot;CYrOdQBf&quot;,&quot;properties&quot;:{&quot;formattedCitation&quot;:&quot;(Falvo &amp; Johnson, 2007)&quot;,&quot;plainCitation&quot;:&quot;(Falvo &amp; Johnson, 2007)&quot;,&quot;noteIndex&quot;:0},&quot;citationItems&quot;:[{&quot;id&quot;:383,&quot;uris&quot;:[&quot;http://zotero.org/users/2931661/items/5KZNN5EQ&quot;],&quot;uri&quot;:[&quot;http://zotero.org/users/2931661/items/5KZNN5EQ&quot;],&quot;itemData&quot;:{&quot;id&quot;:383,&quot;type&quot;:&quot;article-journal&quot;,&quot;title&quot;:&quot;The use of learning management systems in the United States&quot;,&quot;container-title&quot;:&quot;TechTrends&quot;,&quot;page&quot;:&quot;40–45&quot;,&quot;volume&quot;:&quot;51&quot;,&quot;issue&quot;:&quot;2&quot;,&quot;author&quot;:[{&quot;family&quot;:&quot;Falvo&quot;,&quot;given&quot;:&quot;David A&quot;},{&quot;family&quot;:&quot;Johnson&quot;,&quot;given&quot;:&quot;Ben F&quot;}],&quot;issued&quot;:{&quot;date-parts&quot;:[[&quot;2007&quot;]]}}}],&quot;schema&quot;:&quot;https://github.com/citation-style-language/schema/raw/master/csl-citation.json&quot;} RNDM0M01oT0Ou"/><text:span text:style-name="T104">(Falvo &amp; Johnson, 2007)</text:span><text:reference-mark-end text:name="ZOTERO_ITEM CSL_CITATION {&quot;citationID&quot;:&quot;CYrOdQBf&quot;,&quot;properties&quot;:{&quot;formattedCitation&quot;:&quot;(Falvo &amp; Johnson, 2007)&quot;,&quot;plainCitation&quot;:&quot;(Falvo &amp; Johnson, 2007)&quot;,&quot;noteIndex&quot;:0},&quot;citationItems&quot;:[{&quot;id&quot;:383,&quot;uris&quot;:[&quot;http://zotero.org/users/2931661/items/5KZNN5EQ&quot;],&quot;uri&quot;:[&quot;http://zotero.org/users/2931661/items/5KZNN5EQ&quot;],&quot;itemData&quot;:{&quot;id&quot;:383,&quot;type&quot;:&quot;article-journal&quot;,&quot;title&quot;:&quot;The use of learning management systems in the United States&quot;,&quot;container-title&quot;:&quot;TechTrends&quot;,&quot;page&quot;:&quot;40–45&quot;,&quot;volume&quot;:&quot;51&quot;,&quot;issue&quot;:&quot;2&quot;,&quot;author&quot;:[{&quot;family&quot;:&quot;Falvo&quot;,&quot;given&quot;:&quot;David A&quot;},{&quot;family&quot;:&quot;Johnson&quot;,&quot;given&quot;:&quot;Ben F&quot;}],&quot;issued&quot;:{&quot;date-parts&quot;:[[&quot;2007&quot;]]}}}],&quot;schema&quot;:&quot;https://github.com/citation-style-language/schema/raw/master/csl-citation.json&quot;} RNDM0M01oT0Ou"/><text:span text:style-name="T104">. Likevel </text:span><text:span text:style-name="T105">fremstilles teknologien som stabil og relativt uendrende over tid og på tvers av disse forskjellige rommene. </text:span><text:span text:style-name="T108">Slik Selwyn </text:span><text:reference-mark-start text:name="ZOTERO_ITEM CSL_CITATION {&quot;citationID&quot;:&quot;4B0Z6v4C&quot;,&quot;properties&quot;:{&quot;formattedCitation&quot;:&quot;(2006, 2014)&quot;,&quot;plainCitation&quot;:&quot;(2006, 2014)&quot;,&quot;noteIndex&quot;:0},&quot;citationItems&quot;:[{&quot;id&quot;:23,&quot;uris&quot;:[&quot;http://zotero.org/users/2931661/items/GSJVM33I&quot;],&quot;uri&quot;:[&quot;http://zotero.org/users/2931661/items/GSJVM33I&quot;],&quot;itemData&quot;:{&quot;id&quot;:23,&quot;type&quot;:&quot;article-journal&quot;,&quot;title&quot;:&quot;High-tech soc-of-ed? Signs of a ‘smart’sociology of education technology&quot;,&quot;container-title&quot;:&quot;British Journal of Sociology of Education&quot;,&quot;page&quot;:&quot;417–426&quot;,&quot;volume&quot;:&quot;27&quot;,&quot;issue&quot;:&quot;3&quot;,&quot;author&quot;:[{&quot;family&quot;:&quot;Selwyn&quot;,&quot;given&quot;:&quot;Neil&quot;}],&quot;issued&quot;:{&quot;date-parts&quot;:[[&quot;2006&quot;]]}},&quot;suppress-author&quot;:true},{&quot;id&quot;:18,&quot;uris&quot;:[&quot;http://zotero.org/users/2931661/items/GATR62BI&quot;],&quot;uri&quot;:[&quot;http://zotero.org/users/2931661/items/GATR62BI&quot;],&quot;itemData&quot;:{&quot;id&quot;:18,&quot;type&quot;:&quot;article-journal&quot;,&quot;title&quot;:&quot;Education and ‘the digital’&quot;,&quot;container-title&quot;:&quot;British Journal of Sociology of Education&quot;,&quot;page&quot;:&quot;155–164&quot;,&quot;volume&quot;:&quot;35&quot;,&quot;issue&quot;:&quot;1&quot;,&quot;author&quot;:[{&quot;family&quot;:&quot;Selwyn&quot;,&quot;given&quot;:&quot;Neil&quot;}],&quot;issued&quot;:{&quot;date-parts&quot;:[[&quot;2014&quot;]]}},&quot;suppress-author&quot;:true}],&quot;schema&quot;:&quot;https://github.com/citation-style-language/schema/raw/master/csl-citation.json&quot;} RND5XINk2JPq9"/>(2006, 2014)<text:reference-mark-end text:name="ZOTERO_ITEM CSL_CITATION {&quot;citationID&quot;:&quot;4B0Z6v4C&quot;,&quot;properties&quot;:{&quot;formattedCitation&quot;:&quot;(2006, 2014)&quot;,&quot;plainCitation&quot;:&quot;(2006, 2014)&quot;,&quot;noteIndex&quot;:0},&quot;citationItems&quot;:[{&quot;id&quot;:23,&quot;uris&quot;:[&quot;http://zotero.org/users/2931661/items/GSJVM33I&quot;],&quot;uri&quot;:[&quot;http://zotero.org/users/2931661/items/GSJVM33I&quot;],&quot;itemData&quot;:{&quot;id&quot;:23,&quot;type&quot;:&quot;article-journal&quot;,&quot;title&quot;:&quot;High-tech soc-of-ed? Signs of a ‘smart’sociology of education technology&quot;,&quot;container-title&quot;:&quot;British Journal of Sociology of Education&quot;,&quot;page&quot;:&quot;417–426&quot;,&quot;volume&quot;:&quot;27&quot;,&quot;issue&quot;:&quot;3&quot;,&quot;author&quot;:[{&quot;family&quot;:&quot;Selwyn&quot;,&quot;given&quot;:&quot;Neil&quot;}],&quot;issued&quot;:{&quot;date-parts&quot;:[[&quot;2006&quot;]]}},&quot;suppress-author&quot;:true},{&quot;id&quot;:18,&quot;uris&quot;:[&quot;http://zotero.org/users/2931661/items/GATR62BI&quot;],&quot;uri&quot;:[&quot;http://zotero.org/users/2931661/items/GATR62BI&quot;],&quot;itemData&quot;:{&quot;id&quot;:18,&quot;type&quot;:&quot;article-journal&quot;,&quot;title&quot;:&quot;Education and ‘the digital’&quot;,&quot;container-title&quot;:&quot;British Journal of Sociology of Education&quot;,&quot;page&quot;:&quot;155–164&quot;,&quot;volume&quot;:&quot;35&quot;,&quot;issue&quot;:&quot;1&quot;,&quot;author&quot;:[{&quot;family&quot;:&quot;Selwyn&quot;,&quot;given&quot;:&quot;Neil&quot;}],&quot;issued&quot;:{&quot;date-parts&quot;:[[&quot;2014&quot;]]}},&quot;suppress-author&quot;:true}],&quot;schema&quot;:&quot;https://github.com/citation-style-language/schema/raw/master/csl-citation.json&quot;} RND5XINk2JPq9"/><text:span text:style-name="T1"> </text:span><text:span text:style-name="T108">lenge har argumentert er det et stort behov for en «high-tech sociology of education», eller det han også beskriver som en ’smart’-sosiologi av utdanningsteknologi. Med dette mener han </text:span><text:span text:style-name="T109">ikke en smartere sosiologi, men en sosiologi av det smarte i (relativt) høy-teknologisk utdanningsteknologi. </text:span></text:p>
      <text:p text:style-name="P47"><text:span text:style-name="T106">D</text:span><text:span text:style-name="T109">et Selwyn </text:span><text:reference-mark-start text:name="ZOTERO_ITEM CSL_CITATION {&quot;citationID&quot;:&quot;3fie0sXX&quot;,&quot;properties&quot;:{&quot;formattedCitation&quot;:&quot;(2006, s. 417\\uc0\\u8211{}418)&quot;,&quot;plainCitation&quot;:&quot;(2006, s. 417–418)&quot;,&quot;noteIndex&quot;:0},&quot;citationItems&quot;:[{&quot;id&quot;:23,&quot;uris&quot;:[&quot;http://zotero.org/users/2931661/items/GSJVM33I&quot;],&quot;uri&quot;:[&quot;http://zotero.org/users/2931661/items/GSJVM33I&quot;],&quot;itemData&quot;:{&quot;id&quot;:23,&quot;type&quot;:&quot;article-journal&quot;,&quot;title&quot;:&quot;High-tech soc-of-ed? Signs of a ‘smart’sociology of education technology&quot;,&quot;container-title&quot;:&quot;British Journal of Sociology of Education&quot;,&quot;page&quot;:&quot;417–426&quot;,&quot;volume&quot;:&quot;27&quot;,&quot;issue&quot;:&quot;3&quot;,&quot;author&quot;:[{&quot;family&quot;:&quot;Selwyn&quot;,&quot;given&quot;:&quot;Neil&quot;}],&quot;issued&quot;:{&quot;date-parts&quot;:[[&quot;2006&quot;]]}},&quot;locator&quot;:&quot;417-418&quot;,&quot;suppress-author&quot;:true}],&quot;schema&quot;:&quot;https://github.com/citation-style-language/schema/raw/master/csl-citation.json&quot;} RNDRGEp34NI0h"/><text:span text:style-name="T163">(2006, s. 417</text:span><text:span text:style-name="T170">–418)</text:span><text:reference-mark-end text:name="ZOTERO_ITEM CSL_CITATION {&quot;citationID&quot;:&quot;3fie0sXX&quot;,&quot;properties&quot;:{&quot;formattedCitation&quot;:&quot;(2006, s. 417\\uc0\\u8211{}418)&quot;,&quot;plainCitation&quot;:&quot;(2006, s. 417–418)&quot;,&quot;noteIndex&quot;:0},&quot;citationItems&quot;:[{&quot;id&quot;:23,&quot;uris&quot;:[&quot;http://zotero.org/users/2931661/items/GSJVM33I&quot;],&quot;uri&quot;:[&quot;http://zotero.org/users/2931661/items/GSJVM33I&quot;],&quot;itemData&quot;:{&quot;id&quot;:23,&quot;type&quot;:&quot;article-journal&quot;,&quot;title&quot;:&quot;High-tech soc-of-ed? Signs of a ‘smart’sociology of education technology&quot;,&quot;container-title&quot;:&quot;British Journal of Sociology of Education&quot;,&quot;page&quot;:&quot;417–426&quot;,&quot;volume&quot;:&quot;27&quot;,&quot;issue&quot;:&quot;3&quot;,&quot;author&quot;:[{&quot;family&quot;:&quot;Selwyn&quot;,&quot;given&quot;:&quot;Neil&quot;}],&quot;issued&quot;:{&quot;date-parts&quot;:[[&quot;2006&quot;]]}},&quot;locator&quot;:&quot;417-418&quot;,&quot;suppress-author&quot;:true}],&quot;schema&quot;:&quot;https://github.com/citation-style-language/schema/raw/master/csl-citation.json&quot;} RNDRGEp34NI0h"/><text:span text:style-name="T109"> beskriver som den omfattende «best-practice» litteraturen tilknyttet </text:span><text:span text:style-name="T110">spesialiserte ’ed-tech’ tidsskrifter omhandler de praktiske og tekniske detaljene rundt bruken av utdannings(informasjons)teknologi, eller prøver å spå den pedagogiske verdien av fremtidig teknologi. Utdanningsteknologi har derfor forblitt et marginalt felt innenfor utdanningsvitenskapen, diskutert for det meste blant dens ’egne’ publikasjoner, av dens ’egne’ tilhengere, på dens ’egne’ betingelser. </text:span><text:span text:style-name="T111">Slik Selwyn (ibid, s. 418) skriver:</text:span><text:span text:style-name="T173"> «Despite a number of seminal sociological works on technology and </text:span><text:span text:style-name="T201">education… many sociologists sensed that education technology is something best left to the technologists themselves—those ‘techie’ academics for whom new technologies are a hobby as well as focus of academic interest.</text:span><text:span text:style-name="T172">» </text:span><text:span text:style-name="T178">B</text:span><text:span text:style-name="T177">ruk</text:span><text:span text:style-name="T178">en</text:span><text:span text:style-name="T183"> av LMS i skolen er i</text:span><text:span text:style-name="T173"> slike ’</text:span><text:span text:style-name="T174">teknologistiske’ beretninger altså forstått i relasjon til en nokså spesifikk offentlighet </text:span><text:span text:style-name="T175">(public)</text:span><text:span text:style-name="T174">. </text:span><text:span text:style-name="T176">Verdien tilknyttet bruken av virtuelle læringsmiljøer var altså formet av en kontekst der produksjon, anskaffelser og administrasjon av slike platformer. Derav også den utbredte bruken av begrepet lærings-</text:span><text:span text:style-name="T179">administrative </text:span><text:span text:style-name="T184">systemer, eller ’learning </text:span><text:span text:style-name="T179">management</text:span><text:span text:style-name="T184"> systems’. </text:span></text:p>
      <text:p text:style-name="P14"><text:span text:style-name="T185">Slik jeg beskrev i mitt </text:span><text:reference-mark-start text:name="ZOTERO_ITEM CSL_CITATION {&quot;citationID&quot;:&quot;EMeyl6A5&quot;,&quot;properties&quot;:{&quot;formattedCitation&quot;:&quot;(2015)&quot;,&quot;plainCitation&quot;:&quot;(2015)&quot;,&quot;noteIndex&quot;:0},&quot;citationItems&quot;:[{&quot;id&quot;:380,&quot;uris&quot;:[&quot;http://zotero.org/users/2931661/items/ETBJAK8N&quot;],&quot;uri&quot;:[&quot;http://zotero.org/users/2931661/items/ETBJAK8N&quot;],&quot;itemData&quot;:{&quot;id&quot;:380,&quot;type&quot;:&quot;manuscript&quot;,&quot;title&quot;:&quot;The impact of the emerging Learning Service Provider sector from a Norwegian perspective&quot;,&quot;publisher-place&quot;:&quot;Center for Technology, Innovation and Culture, University of Oslo&quot;,&quot;number-of-pages&quot;:&quot;7&quot;,&quot;genre&quot;:&quot;Academic essay&quot;,&quot;event-place&quot;:&quot;Center for Technology, Innovation and Culture, University of Oslo&quot;,&quot;author&quot;:[{&quot;family&quot;:&quot;Titulaer&quot;,&quot;given&quot;:&quot;Frans Joakim&quot;}],&quot;issued&quot;:{&quot;date-parts&quot;:[[&quot;2015&quot;]]}},&quot;suppress-author&quot;:true}],&quot;schema&quot;:&quot;https://github.com/citation-style-language/schema/raw/master/csl-citation.json&quot;} RND9i1jYmbTjw"/><text:span text:style-name="T185">(2015)</text:span><text:reference-mark-end text:name="ZOTERO_ITEM CSL_CITATION {&quot;citationID&quot;:&quot;EMeyl6A5&quot;,&quot;properties&quot;:{&quot;formattedCitation&quot;:&quot;(2015)&quot;,&quot;plainCitation&quot;:&quot;(2015)&quot;,&quot;noteIndex&quot;:0},&quot;citationItems&quot;:[{&quot;id&quot;:380,&quot;uris&quot;:[&quot;http://zotero.org/users/2931661/items/ETBJAK8N&quot;],&quot;uri&quot;:[&quot;http://zotero.org/users/2931661/items/ETBJAK8N&quot;],&quot;itemData&quot;:{&quot;id&quot;:380,&quot;type&quot;:&quot;manuscript&quot;,&quot;title&quot;:&quot;The impact of the emerging Learning Service Provider sector from a Norwegian perspective&quot;,&quot;publisher-place&quot;:&quot;Center for Technology, Innovation and Culture, University of Oslo&quot;,&quot;number-of-pages&quot;:&quot;7&quot;,&quot;genre&quot;:&quot;Academic essay&quot;,&quot;event-place&quot;:&quot;Center for Technology, Innovation and Culture, University of Oslo&quot;,&quot;author&quot;:[{&quot;family&quot;:&quot;Titulaer&quot;,&quot;given&quot;:&quot;Frans Joakim&quot;}],&quot;issued&quot;:{&quot;date-parts&quot;:[[&quot;2015&quot;]]}},&quot;suppress-author&quot;:true}],&quot;schema&quot;:&quot;https://github.com/citation-style-language/schema/raw/master/csl-citation.json&quot;} RND9i1jYmbTjw"/><text:span text:style-name="T185"> studie av det læringsplatformleverandør-markedet var dette en kontekst som er formet av kontrakt-relasjonen mellom skoleeier og </text:span><text:span text:style-name="T192">teknologi-leverandøren.</text:span><text:span text:style-name="T186"> Det selwyn sier om fortsettelsen av </text:span><text:span text:style-name="T187">langvarige </text:span><text:span text:style-name="T186">spenning</text:span><text:span text:style-name="T187">er</text:span><text:span text:style-name="T186"> i utdanningen.. </text:span></text:p>
      <text:p text:style-name="P30"><text:span text:style-name="T186">H</text:span><text:span text:style-name="T182">va er administrasjonen av skolen</text:span></text:p>
      <text:p text:style-name="P30"><text:span text:style-name="T194">Foucault (Foucault &amp; Neumann, 2002) </text:span><text:span text:style-name="T195">sin konseptualisering av </text:span><text:span text:style-name="T181">positiv makt</text:span><text:span text:style-name="T194"> hos staten </text:span><text:span text:style-name="T195">og dens rolle</text:span><text:span text:style-name="T194"> i utdanningssystemet på slutten av det forrige århundre </text:span><text:span text:style-name="T195">har vært et første ’sensitiverende begrep’ (Fangen, 2004, s. 37)</text:span><text:span text:style-name="T194">. Dette bygger på en </text:span><text:span text:style-name="T195">forståelse</text:span><text:span text:style-name="T196"> for betydningen </text:span><text:soft-page-break/><text:span text:style-name="T196">av historisk og rommelig </text:span><text:span text:style-name="T194">oppfattningen av selvet, både av ’en selv’ og ’andre’, og betydningen dette har for posisjoneringen av det lærende subjektet i et digitalt læringsmiljø. </text:span><text:span text:style-name="T197">I rommene knyttet til de digitale læringsmiljøene er disse teoretiske verktøyene nyttil til å forstå </text:span><text:span text:style-name="T194">endrende former for disiplin og frihet </text:span><text:span text:style-name="T197">og deres relasjon til lærerens og skolens autoritet. </text:span><text:span text:style-name="T198">Ikke bare elever, men også lærere er forventet å ’lære av hverandre’ i det som omtales som lærende organisasjoner, </text:span><text:span text:style-name="T199">der </text:span><text:span text:style-name="T198">skoler </text:span><text:span text:style-name="T199">deltar</text:span><text:span text:style-name="T198"> i policy nettverk, utdanningssektoren </text:span><text:span text:style-name="T199">deltar i skapelsen av en nasjonal arkitektur i offentlig sektor, og land </text:span><text:span text:style-name="T200">finner sikkerhet i å</text:span><text:span text:style-name="T199"> ’</text:span><text:span text:style-name="T200">åpent koordinerer’ styringen av sensitive politiske områder </text:span><text:span text:style-name="T197">slik som utdanning</text:span><text:span text:style-name="T200">. </text:span></text:p>
      <text:p text:style-name="P30"><text:span text:style-name="T200">H</text:span><text:span text:style-name="T193">vordan fungerte det som </text:span><text:span text:style-name="T180">morsalsk verktøy</text:span><text:span text:style-name="T193"> i håndteringen av loven. </text:span></text:p>
      <text:p text:style-name="P37">«Mellomstad Ungdomsskole»</text:p>
      <text:p text:style-name="P32"><text:span text:style-name="T186">J</text:span><text:span text:style-name="T187">eg </text:span><text:span text:style-name="T188">gikk </text:span><text:span text:style-name="T187">inn i skolen </text:span><text:span text:style-name="T188">vinteren 2016-2017</text:span><text:span text:style-name="T187"> og studert hvordan elevene, lærerne og administrasjonen formes som offentligheter i relasjon til læringsplatformen.</text:span></text:p>
      <text:p text:style-name="P32"><text:span text:style-name="T187"><text:s/></text:span><text:span text:style-name="T185">J</text:span><text:span text:style-name="T188">eg har valgt å være teknologi spesifikk, samtidig som jeg ikke kunne simplifisere. </text:span><text:span text:style-name="T190">I skyen var LMS ’foldet inn i’ viere administrative tjenester i O365 miljøet. </text:span><text:span text:style-name="T189"><text:s/></text:span><text:span text:style-name="T190">Jeg viste allerede at regnskapsteknologier fikk en økt viktighet, og jeg brukte teorien om regnskap-teknologi og kvantitative idealer som sensitiverende konsepter </text:span><text:span text:style-name="T191">og en slags provokasjon i min søken etter hvordan standardiseringen og effektiviseringen av evalueringsarbeidet skjedde. Altså delingskultur i skolen..</text:span></text:p>
      <text:p text:style-name="P2"><text:span text:style-name="T204">Forsøket på å gjøre et etnografisk studie av </text:span><text:span text:style-name="T202">læringsadministrative systemer har</text:span><text:span text:style-name="T204"> medbrakt en rekke utfordringer, særlig i form av </text:span><text:span text:style-name="T203">dens lokalisering og teknologisk avgrensing. Fra initielt å drive med deltagende observasjon ved en ungdomsskole jeg kaller for «Mellomstad» over vinteren 2016-2017 så utvidet studiet seg drastisk iløpet av det neste året da det norsk utdanningsnettet vokste frem som lokasjonen for </text:span><text:span text:style-name="T207">skole-skyen</text:span><text:span text:style-name="T203">. </text:span><text:span text:style-name="T205">Mitt studie av skyen og det som jeg senere har kommet til å forstå som ’skyifisering’ </text:span><text:span text:style-name="T206">var helt fra starten knyttet til en interesse for internettets infrastruktur og distribuerte organisasjoner. Jeg har studert etikken knyttet til slike ’nye offentligheter’, og spurt hvor nye de egentlig 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III</text:page-number></text:p>
        <text:p text:style-name="Footer"/>
      </style:footer>
      <style:footer-left>
        <text:p text:style-name="Footer"><text:page-number text:select-page="current">X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9</meta:editing-cycles>
    <meta:print-date>2009-03-06T08:41:00</meta:print-date>
    <meta:creation-date>2012-08-21T07:27:00</meta:creation-date>
    <dc:date>2018-11-03T18:34:14.660743264</dc:date>
    <meta:editing-duration>P7DT19H31M25S</meta:editing-duration>
    <meta:generator>LibreOffice/6.0.6.2$Linux_X86_64 LibreOffice_project/00m0$Build-2</meta:generator>
    <meta:document-statistic meta:table-count="0" meta:image-count="0" meta:object-count="0" meta:page-count="13" meta:paragraph-count="67" meta:word-count="4497" meta:character-count="29587" meta:non-whitespace-character-count="25115"/>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1925vt3S"/&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